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19.47mm" svg:height="235.94mm" svg:x="178.71mm" svg:y="4.51mm">
            <draw:object draw:notify-on-update-of-ranges="Hoja1.C1:Hoja1.C1 Hoja1.C2:Hoja1.C202 Hoja1.D1:Hoja1.D1 Hoja1.D2:Hoja1.D202 Hoja1.E1:Hoja1.E1 Hoja1.E2:Hoja1.E202 Hoja1.F1:Hoja1.F1 Hoja1.F2:Hoja1.F202 Hoja1.G1:Hoja1.G1 Hoja1.G2:Hoja1.G202 Hoja1.H1:Hoja1.H1 Hoja1.H2:Hoja1.H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7.09mm" svg:height="110.86mm" svg:x="355.7mm" svg:y="104.85mm">
            <draw:object draw:notify-on-update-of-ranges="Hoja1.G99:Hoja1.G202 Hoja1.H99:Hoja1.H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2" office:value-type="string" calcext:value-type="string">
            <text:p>N.º Muestra</text:p>
          </table:table-cell>
          <table:table-cell table:style-name="ce2" office:value-type="string" calcext:value-type="string">
            <text:p>Kp=5</text:p>
          </table:table-cell>
          <table:table-cell table:style-name="ce2" office:value-type="string" calcext:value-type="string">
            <text:p>Kp=8</text:p>
          </table:table-cell>
          <table:table-cell table:style-name="ce2" office:value-type="string" calcext:value-type="string">
            <text:p>Kp=16</text:p>
          </table:table-cell>
          <table:table-cell table:style-name="ce2" office:value-type="string" calcext:value-type="string">
            <text:p>Kp=20</text:p>
          </table:table-cell>
          <table:table-cell table:style-name="ce2" office:value-type="string" calcext:value-type="string">
            <text:p>Kp=26</text:p>
          </table:table-cell>
          <table:table-cell table:style-name="ce2" office:value-type="string" calcext:value-type="string">
            <text:p>SetPoint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573" calcext:value-type="float">
            <text:p>573</text:p>
          </table:table-cell>
          <table:table-cell office:value-type="float" office:value="468" calcext:value-type="float">
            <text:p>468</text:p>
          </table:table-cell>
          <table:table-cell office:value-type="float" office:value="407" calcext:value-type="float">
            <text:p>407</text:p>
          </table:table-cell>
          <table:table-cell office:value-type="float" office:value="273" calcext:value-type="float">
            <text:p>27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572" calcext:value-type="float">
            <text:p>572</text:p>
          </table:table-cell>
          <table:table-cell office:value-type="float" office:value="469" calcext:value-type="float">
            <text:p>469</text:p>
          </table:table-cell>
          <table:table-cell office:value-type="float" office:value="409" calcext:value-type="float">
            <text:p>409</text:p>
          </table:table-cell>
          <table:table-cell office:value-type="float" office:value="273" calcext:value-type="float">
            <text:p>27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572" calcext:value-type="float">
            <text:p>572</text:p>
          </table:table-cell>
          <table:table-cell office:value-type="float" office:value="472" calcext:value-type="float">
            <text:p>472</text:p>
          </table:table-cell>
          <table:table-cell office:value-type="float" office:value="406" calcext:value-type="float">
            <text:p>406</text:p>
          </table:table-cell>
          <table:table-cell office:value-type="float" office:value="280" calcext:value-type="float">
            <text:p>2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570" calcext:value-type="float">
            <text:p>570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office:value-type="float" office:value="306" calcext:value-type="float">
            <text:p>30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572" calcext:value-type="float">
            <text:p>572</text:p>
          </table:table-cell>
          <table:table-cell office:value-type="float" office:value="478" calcext:value-type="float">
            <text:p>478</text:p>
          </table:table-cell>
          <table:table-cell office:value-type="float" office:value="408" calcext:value-type="float">
            <text:p>408</text:p>
          </table:table-cell>
          <table:table-cell office:value-type="float" office:value="340" calcext:value-type="float">
            <text:p>34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float" office:value="571" calcext:value-type="float">
            <text:p>571</text:p>
          </table:table-cell>
          <table:table-cell office:value-type="float" office:value="499" calcext:value-type="float">
            <text:p>499</text:p>
          </table:table-cell>
          <table:table-cell office:value-type="float" office:value="413" calcext:value-type="float">
            <text:p>413</text:p>
          </table:table-cell>
          <table:table-cell office:value-type="float" office:value="366" calcext:value-type="float">
            <text:p>36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438" calcext:value-type="float">
            <text:p>438</text:p>
          </table:table-cell>
          <table:table-cell office:value-type="float" office:value="398" calcext:value-type="float">
            <text:p>39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574" calcext:value-type="float">
            <text:p>574</text:p>
          </table:table-cell>
          <table:table-cell office:value-type="float" office:value="561" calcext:value-type="float">
            <text:p>561</text:p>
          </table:table-cell>
          <table:table-cell office:value-type="float" office:value="457" calcext:value-type="float">
            <text:p>457</text:p>
          </table:table-cell>
          <table:table-cell office:value-type="float" office:value="433" calcext:value-type="float">
            <text:p>43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71" calcext:value-type="float">
            <text:p>571</text:p>
          </table:table-cell>
          <table:table-cell office:value-type="float" office:value="587" calcext:value-type="float">
            <text:p>587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  <table:table-cell office:value-type="float" office:value="611" calcext:value-type="float">
            <text:p>611</text:p>
          </table:table-cell>
          <table:table-cell office:value-type="float" office:value="501" calcext:value-type="float">
            <text:p>501</text:p>
          </table:table-cell>
          <table:table-cell office:value-type="float" office:value="491" calcext:value-type="float">
            <text:p>49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595" calcext:value-type="float">
            <text:p>595</text:p>
          </table:table-cell>
          <table:table-cell office:value-type="float" office:value="634" calcext:value-type="float">
            <text:p>634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" calcext:value-type="float">
            <text:p>11</text:p>
          </table:table-cell>
          <table:table-cell office:value-type="float" office:value="624" calcext:value-type="float">
            <text:p>624</text:p>
          </table:table-cell>
          <table:table-cell office:value-type="float" office:value="622" calcext:value-type="float">
            <text:p>622</text:p>
          </table:table-cell>
          <table:table-cell office:value-type="float" office:value="668" calcext:value-type="float">
            <text:p>668</text:p>
          </table:table-cell>
          <table:table-cell office:value-type="float" office:value="561" calcext:value-type="float">
            <text:p>561</text:p>
          </table:table-cell>
          <table:table-cell office:value-type="float" office:value="569" calcext:value-type="float">
            <text:p>5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639" calcext:value-type="float">
            <text:p>639</text:p>
          </table:table-cell>
          <table:table-cell office:value-type="float" office:value="700" calcext:value-type="float">
            <text:p>700</text:p>
          </table:table-cell>
          <table:table-cell office:value-type="float" office:value="588" calcext:value-type="float">
            <text:p>588</text:p>
          </table:table-cell>
          <table:table-cell office:value-type="float" office:value="603" calcext:value-type="float">
            <text:p>60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" calcext:value-type="float">
            <text:p>13</text:p>
          </table:table-cell>
          <table:table-cell office:value-type="float" office:value="678" calcext:value-type="float">
            <text:p>678</text:p>
          </table:table-cell>
          <table:table-cell office:value-type="float" office:value="672" calcext:value-type="float">
            <text:p>672</text:p>
          </table:table-cell>
          <table:table-cell office:value-type="float" office:value="738" calcext:value-type="float">
            <text:p>738</text:p>
          </table:table-cell>
          <table:table-cell office:value-type="float" office:value="612" calcext:value-type="float">
            <text:p>612</text:p>
          </table:table-cell>
          <table:table-cell office:value-type="float" office:value="635" calcext:value-type="float">
            <text:p>6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" calcext:value-type="float">
            <text:p>14</text:p>
          </table:table-cell>
          <table:table-cell office:value-type="float" office:value="706" calcext:value-type="float">
            <text:p>706</text:p>
          </table:table-cell>
          <table:table-cell office:value-type="float" office:value="694" calcext:value-type="float">
            <text:p>694</text:p>
          </table:table-cell>
          <table:table-cell office:value-type="float" office:value="769" calcext:value-type="float">
            <text:p>769</text:p>
          </table:table-cell>
          <table:table-cell office:value-type="float" office:value="634" calcext:value-type="float">
            <text:p>634</text:p>
          </table:table-cell>
          <table:table-cell office:value-type="float" office:value="680" calcext:value-type="float">
            <text:p>6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" calcext:value-type="float">
            <text:p>15</text:p>
          </table:table-cell>
          <table:table-cell office:value-type="float" office:value="740" calcext:value-type="float">
            <text:p>740</text:p>
          </table:table-cell>
          <table:table-cell office:value-type="float" office:value="724" calcext:value-type="float">
            <text:p>724</text:p>
          </table:table-cell>
          <table:table-cell office:value-type="float" office:value="813" calcext:value-type="float">
            <text:p>813</text:p>
          </table:table-cell>
          <table:table-cell office:value-type="float" office:value="667" calcext:value-type="float">
            <text:p>667</text:p>
          </table:table-cell>
          <table:table-cell office:value-type="float" office:value="721" calcext:value-type="float">
            <text:p>72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" calcext:value-type="float">
            <text:p>16</text:p>
          </table:table-cell>
          <table:table-cell office:value-type="float" office:value="773" calcext:value-type="float">
            <text:p>773</text:p>
          </table:table-cell>
          <table:table-cell office:value-type="float" office:value="757" calcext:value-type="float">
            <text:p>757</text:p>
          </table:table-cell>
          <table:table-cell office:value-type="float" office:value="851" calcext:value-type="float">
            <text:p>851</text:p>
          </table:table-cell>
          <table:table-cell office:value-type="float" office:value="699" calcext:value-type="float">
            <text:p>699</text:p>
          </table:table-cell>
          <table:table-cell office:value-type="float" office:value="764" calcext:value-type="float">
            <text:p>76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" calcext:value-type="float">
            <text:p>17</text:p>
          </table:table-cell>
          <table:table-cell office:value-type="float" office:value="807" calcext:value-type="float">
            <text:p>807</text:p>
          </table:table-cell>
          <table:table-cell office:value-type="float" office:value="785" calcext:value-type="float">
            <text:p>785</text:p>
          </table:table-cell>
          <table:table-cell office:value-type="float" office:value="891" calcext:value-type="float">
            <text:p>891</text:p>
          </table:table-cell>
          <table:table-cell office:value-type="float" office:value="727" calcext:value-type="float">
            <text:p>727</text:p>
          </table:table-cell>
          <table:table-cell office:value-type="float" office:value="812" calcext:value-type="float">
            <text:p>81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" calcext:value-type="float">
            <text:p>18</text:p>
          </table:table-cell>
          <table:table-cell office:value-type="float" office:value="846" calcext:value-type="float">
            <text:p>846</text:p>
          </table:table-cell>
          <table:table-cell office:value-type="float" office:value="818" calcext:value-type="float">
            <text:p>818</text:p>
          </table:table-cell>
          <table:table-cell office:value-type="float" office:value="931" calcext:value-type="float">
            <text:p>931</text:p>
          </table:table-cell>
          <table:table-cell office:value-type="float" office:value="762" calcext:value-type="float">
            <text:p>762</text:p>
          </table:table-cell>
          <table:table-cell office:value-type="float" office:value="856" calcext:value-type="float">
            <text:p>8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" calcext:value-type="float">
            <text:p>19</text:p>
          </table:table-cell>
          <table:table-cell office:value-type="float" office:value="881" calcext:value-type="float">
            <text:p>881</text:p>
          </table:table-cell>
          <table:table-cell office:value-type="float" office:value="851" calcext:value-type="float">
            <text:p>851</text:p>
          </table:table-cell>
          <table:table-cell office:value-type="float" office:value="975" calcext:value-type="float">
            <text:p>975</text:p>
          </table:table-cell>
          <table:table-cell office:value-type="float" office:value="798" calcext:value-type="float">
            <text:p>798</text:p>
          </table:table-cell>
          <table:table-cell office:value-type="float" office:value="901" calcext:value-type="float">
            <text:p>90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0" calcext:value-type="float">
            <text:p>20</text:p>
          </table:table-cell>
          <table:table-cell office:value-type="float" office:value="910" calcext:value-type="float">
            <text:p>910</text:p>
          </table:table-cell>
          <table:table-cell office:value-type="float" office:value="886" calcext:value-type="float">
            <text:p>886</text:p>
          </table:table-cell>
          <table:table-cell office:value-type="float" office:value="1022" calcext:value-type="float">
            <text:p>1022</text:p>
          </table:table-cell>
          <table:table-cell office:value-type="float" office:value="833" calcext:value-type="float">
            <text:p>833</text:p>
          </table:table-cell>
          <table:table-cell office:value-type="float" office:value="952" calcext:value-type="float">
            <text:p>9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1" calcext:value-type="float">
            <text:p>21</text:p>
          </table:table-cell>
          <table:table-cell office:value-type="float" office:value="947" calcext:value-type="float">
            <text:p>947</text:p>
          </table:table-cell>
          <table:table-cell office:value-type="float" office:value="918" calcext:value-type="float">
            <text:p>918</text:p>
          </table:table-cell>
          <table:table-cell office:value-type="float" office:value="1079" calcext:value-type="float">
            <text:p>1079</text:p>
          </table:table-cell>
          <table:table-cell office:value-type="float" office:value="867" calcext:value-type="float">
            <text:p>867</text:p>
          </table:table-cell>
          <table:table-cell office:value-type="float" office:value="1003" calcext:value-type="float">
            <text:p>100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2" calcext:value-type="float">
            <text:p>22</text:p>
          </table:table-cell>
          <table:table-cell office:value-type="float" office:value="984" calcext:value-type="float">
            <text:p>984</text:p>
          </table:table-cell>
          <table:table-cell office:value-type="float" office:value="956" calcext:value-type="float">
            <text:p>956</text:p>
          </table:table-cell>
          <table:table-cell office:value-type="float" office:value="1134" calcext:value-type="float">
            <text:p>1134</text:p>
          </table:table-cell>
          <table:table-cell office:value-type="float" office:value="899" calcext:value-type="float">
            <text:p>899</text:p>
          </table:table-cell>
          <table:table-cell office:value-type="float" office:value="1063" calcext:value-type="float">
            <text:p>106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3" calcext:value-type="float">
            <text:p>23</text:p>
          </table:table-cell>
          <table:table-cell office:value-type="float" office:value="1031" calcext:value-type="float">
            <text:p>1031</text:p>
          </table:table-cell>
          <table:table-cell office:value-type="float" office:value="995" calcext:value-type="float">
            <text:p>995</text:p>
          </table:table-cell>
          <table:table-cell office:value-type="float" office:value="1196" calcext:value-type="float">
            <text:p>1196</text:p>
          </table:table-cell>
          <table:table-cell office:value-type="float" office:value="942" calcext:value-type="float">
            <text:p>942</text:p>
          </table:table-cell>
          <table:table-cell office:value-type="float" office:value="1119" calcext:value-type="float">
            <text:p>11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4" calcext:value-type="float">
            <text:p>24</text:p>
          </table:table-cell>
          <table:table-cell office:value-type="float" office:value="1076" calcext:value-type="float">
            <text:p>1076</text:p>
          </table:table-cell>
          <table:table-cell office:value-type="float" office:value="1047" calcext:value-type="float">
            <text:p>1047</text:p>
          </table:table-cell>
          <table:table-cell office:value-type="float" office:value="1258" calcext:value-type="float">
            <text:p>1258</text:p>
          </table:table-cell>
          <table:table-cell office:value-type="float" office:value="977" calcext:value-type="float">
            <text:p>977</text:p>
          </table:table-cell>
          <table:table-cell office:value-type="float" office:value="1182" calcext:value-type="float">
            <text:p>118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5" calcext:value-type="float">
            <text:p>25</text:p>
          </table:table-cell>
          <table:table-cell office:value-type="float" office:value="1126" calcext:value-type="float">
            <text:p>1126</text:p>
          </table:table-cell>
          <table:table-cell office:value-type="float" office:value="1096" calcext:value-type="float">
            <text:p>1096</text:p>
          </table:table-cell>
          <table:table-cell office:value-type="float" office:value="1318" calcext:value-type="float">
            <text:p>1318</text:p>
          </table:table-cell>
          <table:table-cell office:value-type="float" office:value="1019" calcext:value-type="float">
            <text:p>1019</text:p>
          </table:table-cell>
          <table:table-cell office:value-type="float" office:value="1247" calcext:value-type="float">
            <text:p>124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6" calcext:value-type="float">
            <text:p>26</text:p>
          </table:table-cell>
          <table:table-cell office:value-type="float" office:value="1175" calcext:value-type="float">
            <text:p>1175</text:p>
          </table:table-cell>
          <table:table-cell office:value-type="float" office:value="1142" calcext:value-type="float">
            <text:p>1142</text:p>
          </table:table-cell>
          <table:table-cell office:value-type="float" office:value="1389" calcext:value-type="float">
            <text:p>1389</text:p>
          </table:table-cell>
          <table:table-cell office:value-type="float" office:value="1072" calcext:value-type="float">
            <text:p>1072</text:p>
          </table:table-cell>
          <table:table-cell office:value-type="float" office:value="1307" calcext:value-type="float">
            <text:p>130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7" calcext:value-type="float">
            <text:p>27</text:p>
          </table:table-cell>
          <table:table-cell office:value-type="float" office:value="1233" calcext:value-type="float">
            <text:p>1233</text:p>
          </table:table-cell>
          <table:table-cell office:value-type="float" office:value="1200" calcext:value-type="float">
            <text:p>1200</text:p>
          </table:table-cell>
          <table:table-cell office:value-type="float" office:value="1451" calcext:value-type="float">
            <text:p>1451</text:p>
          </table:table-cell>
          <table:table-cell office:value-type="float" office:value="1119" calcext:value-type="float">
            <text:p>1119</text:p>
          </table:table-cell>
          <table:table-cell office:value-type="float" office:value="1358" calcext:value-type="float">
            <text:p>135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8" calcext:value-type="float">
            <text:p>28</text:p>
          </table:table-cell>
          <table:table-cell office:value-type="float" office:value="1295" calcext:value-type="float">
            <text:p>1295</text:p>
          </table:table-cell>
          <table:table-cell office:value-type="float" office:value="1262" calcext:value-type="float">
            <text:p>1262</text:p>
          </table:table-cell>
          <table:table-cell office:value-type="float" office:value="1500" calcext:value-type="float">
            <text:p>1500</text:p>
          </table:table-cell>
          <table:table-cell office:value-type="float" office:value="1171" calcext:value-type="float">
            <text:p>1171</text:p>
          </table:table-cell>
          <table:table-cell office:value-type="float" office:value="1446" calcext:value-type="float">
            <text:p>14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9" calcext:value-type="float">
            <text:p>29</text:p>
          </table:table-cell>
          <table:table-cell office:value-type="float" office:value="1352" calcext:value-type="float">
            <text:p>1352</text:p>
          </table:table-cell>
          <table:table-cell office:value-type="float" office:value="1316" calcext:value-type="float">
            <text:p>1316</text:p>
          </table:table-cell>
          <table:table-cell office:value-type="float" office:value="1555" calcext:value-type="float">
            <text:p>1555</text:p>
          </table:table-cell>
          <table:table-cell office:value-type="float" office:value="1234" calcext:value-type="float">
            <text:p>1234</text:p>
          </table:table-cell>
          <table:table-cell office:value-type="float" office:value="1504" calcext:value-type="float">
            <text:p>15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0" calcext:value-type="float">
            <text:p>30</text:p>
          </table:table-cell>
          <table:table-cell office:value-type="float" office:value="1409" calcext:value-type="float">
            <text:p>1409</text:p>
          </table:table-cell>
          <table:table-cell office:value-type="float" office:value="1384" calcext:value-type="float">
            <text:p>1384</text:p>
          </table:table-cell>
          <table:table-cell office:value-type="float" office:value="1611" calcext:value-type="float">
            <text:p>1611</text:p>
          </table:table-cell>
          <table:table-cell office:value-type="float" office:value="1297" calcext:value-type="float">
            <text:p>1297</text:p>
          </table:table-cell>
          <table:table-cell office:value-type="float" office:value="1564" calcext:value-type="float">
            <text:p>156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1" calcext:value-type="float">
            <text:p>31</text:p>
          </table:table-cell>
          <table:table-cell office:value-type="float" office:value="1461" calcext:value-type="float">
            <text:p>1461</text:p>
          </table:table-cell>
          <table:table-cell office:value-type="float" office:value="1442" calcext:value-type="float">
            <text:p>1442</text:p>
          </table:table-cell>
          <table:table-cell office:value-type="float" office:value="1651" calcext:value-type="float">
            <text:p>1651</text:p>
          </table:table-cell>
          <table:table-cell office:value-type="float" office:value="1356" calcext:value-type="float">
            <text:p>1356</text:p>
          </table:table-cell>
          <table:table-cell office:value-type="float" office:value="1617" calcext:value-type="float">
            <text:p>161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2" calcext:value-type="float">
            <text:p>32</text:p>
          </table:table-cell>
          <table:table-cell office:value-type="float" office:value="1506" calcext:value-type="float">
            <text:p>1506</text:p>
          </table:table-cell>
          <table:table-cell office:value-type="float" office:value="1492" calcext:value-type="float">
            <text:p>1492</text:p>
          </table:table-cell>
          <table:table-cell office:value-type="float" office:value="1707" calcext:value-type="float">
            <text:p>1707</text:p>
          </table:table-cell>
          <table:table-cell office:value-type="float" office:value="1414" calcext:value-type="float">
            <text:p>1414</text:p>
          </table:table-cell>
          <table:table-cell office:value-type="float" office:value="1670" calcext:value-type="float">
            <text:p>16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3" calcext:value-type="float">
            <text:p>33</text:p>
          </table:table-cell>
          <table:table-cell office:value-type="float" office:value="1567" calcext:value-type="float">
            <text:p>1567</text:p>
          </table:table-cell>
          <table:table-cell office:value-type="float" office:value="1547" calcext:value-type="float">
            <text:p>1547</text:p>
          </table:table-cell>
          <table:table-cell office:value-type="float" office:value="1745" calcext:value-type="float">
            <text:p>1745</text:p>
          </table:table-cell>
          <table:table-cell office:value-type="float" office:value="1470" calcext:value-type="float">
            <text:p>1470</text:p>
          </table:table-cell>
          <table:table-cell office:value-type="float" office:value="1732" calcext:value-type="float">
            <text:p>173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4" calcext:value-type="float">
            <text:p>34</text:p>
          </table:table-cell>
          <table:table-cell office:value-type="float" office:value="1613" calcext:value-type="float">
            <text:p>1613</text:p>
          </table:table-cell>
          <table:table-cell office:value-type="float" office:value="1599" calcext:value-type="float">
            <text:p>1599</text:p>
          </table:table-cell>
          <table:table-cell office:value-type="float" office:value="1792" calcext:value-type="float">
            <text:p>1792</text:p>
          </table:table-cell>
          <table:table-cell office:value-type="float" office:value="1521" calcext:value-type="float">
            <text:p>1521</text:p>
          </table:table-cell>
          <table:table-cell office:value-type="float" office:value="1772" calcext:value-type="float">
            <text:p>177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5" calcext:value-type="float">
            <text:p>35</text:p>
          </table:table-cell>
          <table:table-cell office:value-type="float" office:value="1651" calcext:value-type="float">
            <text:p>1651</text:p>
          </table:table-cell>
          <table:table-cell office:value-type="float" office:value="1639" calcext:value-type="float">
            <text:p>1639</text:p>
          </table:table-cell>
          <table:table-cell office:value-type="float" office:value="1836" calcext:value-type="float">
            <text:p>1836</text:p>
          </table:table-cell>
          <table:table-cell office:value-type="float" office:value="1576" calcext:value-type="float">
            <text:p>1576</text:p>
          </table:table-cell>
          <table:table-cell office:value-type="float" office:value="1823" calcext:value-type="float">
            <text:p>182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6" calcext:value-type="float">
            <text:p>36</text:p>
          </table:table-cell>
          <table:table-cell office:value-type="float" office:value="1702" calcext:value-type="float">
            <text:p>1702</text:p>
          </table:table-cell>
          <table:table-cell office:value-type="float" office:value="1685" calcext:value-type="float">
            <text:p>1685</text:p>
          </table:table-cell>
          <table:table-cell office:value-type="float" office:value="1886" calcext:value-type="float">
            <text:p>1886</text:p>
          </table:table-cell>
          <table:table-cell office:value-type="float" office:value="1622" calcext:value-type="float">
            <text:p>1622</text:p>
          </table:table-cell>
          <table:table-cell office:value-type="float" office:value="1878" calcext:value-type="float">
            <text:p>18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7" calcext:value-type="float">
            <text:p>37</text:p>
          </table:table-cell>
          <table:table-cell office:value-type="float" office:value="1745" calcext:value-type="float">
            <text:p>1745</text:p>
          </table:table-cell>
          <table:table-cell office:value-type="float" office:value="1738" calcext:value-type="float">
            <text:p>1738</text:p>
          </table:table-cell>
          <table:table-cell office:value-type="float" office:value="1928" calcext:value-type="float">
            <text:p>1928</text:p>
          </table:table-cell>
          <table:table-cell office:value-type="float" office:value="1679" calcext:value-type="float">
            <text:p>1679</text:p>
          </table:table-cell>
          <table:table-cell office:value-type="float" office:value="1928" calcext:value-type="float">
            <text:p>192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8" calcext:value-type="float">
            <text:p>38</text:p>
          </table:table-cell>
          <table:table-cell office:value-type="float" office:value="1786" calcext:value-type="float">
            <text:p>1786</text:p>
          </table:table-cell>
          <table:table-cell office:value-type="float" office:value="1777" calcext:value-type="float">
            <text:p>1777</text:p>
          </table:table-cell>
          <table:table-cell office:value-type="float" office:value="1975" calcext:value-type="float">
            <text:p>1975</text:p>
          </table:table-cell>
          <table:table-cell office:value-type="float" office:value="1735" calcext:value-type="float">
            <text:p>1735</text:p>
          </table:table-cell>
          <table:table-cell office:value-type="float" office:value="1980" calcext:value-type="float">
            <text:p>19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9" calcext:value-type="float">
            <text:p>39</text:p>
          </table:table-cell>
          <table:table-cell office:value-type="float" office:value="1834" calcext:value-type="float">
            <text:p>1834</text:p>
          </table:table-cell>
          <table:table-cell office:value-type="float" office:value="1823" calcext:value-type="float">
            <text:p>1823</text:p>
          </table:table-cell>
          <table:table-cell office:value-type="float" office:value="2012" calcext:value-type="float">
            <text:p>2012</text:p>
          </table:table-cell>
          <table:table-cell office:value-type="float" office:value="1776" calcext:value-type="float">
            <text:p>1776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0" calcext:value-type="float">
            <text:p>40</text:p>
          </table:table-cell>
          <table:table-cell office:value-type="float" office:value="1878" calcext:value-type="float">
            <text:p>1878</text:p>
          </table:table-cell>
          <table:table-cell office:value-type="float" office:value="1873" calcext:value-type="float">
            <text:p>1873</text:p>
          </table:table-cell>
          <table:table-cell office:value-type="float" office:value="2063" calcext:value-type="float">
            <text:p>2063</text:p>
          </table:table-cell>
          <table:table-cell office:value-type="float" office:value="1823" calcext:value-type="float">
            <text:p>1823</text:p>
          </table:table-cell>
          <table:table-cell office:value-type="float" office:value="2071" calcext:value-type="float">
            <text:p>207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1" calcext:value-type="float">
            <text:p>41</text:p>
          </table:table-cell>
          <table:table-cell office:value-type="float" office:value="1915" calcext:value-type="float">
            <text:p>1915</text:p>
          </table:table-cell>
          <table:table-cell office:value-type="float" office:value="1912" calcext:value-type="float">
            <text:p>1912</text:p>
          </table:table-cell>
          <table:table-cell office:value-type="float" office:value="2107" calcext:value-type="float">
            <text:p>2107</text:p>
          </table:table-cell>
          <table:table-cell office:value-type="float" office:value="1875" calcext:value-type="float">
            <text:p>1875</text:p>
          </table:table-cell>
          <table:table-cell office:value-type="float" office:value="2131" calcext:value-type="float">
            <text:p>213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2" calcext:value-type="float">
            <text:p>42</text:p>
          </table:table-cell>
          <table:table-cell office:value-type="float" office:value="1962" calcext:value-type="float">
            <text:p>1962</text:p>
          </table:table-cell>
          <table:table-cell office:value-type="float" office:value="1966" calcext:value-type="float">
            <text:p>1966</text:p>
          </table:table-cell>
          <table:table-cell office:value-type="float" office:value="2151" calcext:value-type="float">
            <text:p>2151</text:p>
          </table:table-cell>
          <table:table-cell office:value-type="float" office:value="1922" calcext:value-type="float">
            <text:p>1922</text:p>
          </table:table-cell>
          <table:table-cell office:value-type="float" office:value="2171" calcext:value-type="float">
            <text:p>217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3" calcext:value-type="float">
            <text:p>43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  <table:table-cell office:value-type="float" office:value="2193" calcext:value-type="float">
            <text:p>2193</text:p>
          </table:table-cell>
          <table:table-cell office:value-type="float" office:value="1970" calcext:value-type="float">
            <text:p>1970</text:p>
          </table:table-cell>
          <table:table-cell office:value-type="float" office:value="2223" calcext:value-type="float">
            <text:p>222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4" calcext:value-type="float">
            <text:p>44</text:p>
          </table:table-cell>
          <table:table-cell office:value-type="float" office:value="2040" calcext:value-type="float">
            <text:p>2040</text:p>
          </table:table-cell>
          <table:table-cell office:value-type="float" office:value="2048" calcext:value-type="float">
            <text:p>2048</text:p>
          </table:table-cell>
          <table:table-cell office:value-type="float" office:value="2241" calcext:value-type="float">
            <text:p>2241</text:p>
          </table:table-cell>
          <table:table-cell office:value-type="float" office:value="2012" calcext:value-type="float">
            <text:p>2012</text:p>
          </table:table-cell>
          <table:table-cell office:value-type="float" office:value="2277" calcext:value-type="float">
            <text:p>227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5" calcext:value-type="float">
            <text:p>45</text:p>
          </table:table-cell>
          <table:table-cell office:value-type="float" office:value="2084" calcext:value-type="float">
            <text:p>2084</text:p>
          </table:table-cell>
          <table:table-cell office:value-type="float" office:value="2097" calcext:value-type="float">
            <text:p>2097</text:p>
          </table:table-cell>
          <table:table-cell office:value-type="float" office:value="2292" calcext:value-type="float">
            <text:p>2292</text:p>
          </table:table-cell>
          <table:table-cell office:value-type="float" office:value="2062" calcext:value-type="float">
            <text:p>2062</text:p>
          </table:table-cell>
          <table:table-cell office:value-type="float" office:value="2334" calcext:value-type="float">
            <text:p>233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6" calcext:value-type="float">
            <text:p>46</text:p>
          </table:table-cell>
          <table:table-cell office:value-type="float" office:value="2134" calcext:value-type="float">
            <text:p>2134</text:p>
          </table:table-cell>
          <table:table-cell office:value-type="float" office:value="2147" calcext:value-type="float">
            <text:p>2147</text:p>
          </table:table-cell>
          <table:table-cell office:value-type="float" office:value="2346" calcext:value-type="float">
            <text:p>2346</text:p>
          </table:table-cell>
          <table:table-cell office:value-type="float" office:value="2112" calcext:value-type="float">
            <text:p>2112</text:p>
          </table:table-cell>
          <table:table-cell office:value-type="float" office:value="2386" calcext:value-type="float">
            <text:p>238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7" calcext:value-type="float">
            <text:p>47</text:p>
          </table:table-cell>
          <table:table-cell office:value-type="float" office:value="2170" calcext:value-type="float">
            <text:p>2170</text:p>
          </table:table-cell>
          <table:table-cell office:value-type="float" office:value="2187" calcext:value-type="float">
            <text:p>2187</text:p>
          </table:table-cell>
          <table:table-cell office:value-type="float" office:value="2401" calcext:value-type="float">
            <text:p>2401</text:p>
          </table:table-cell>
          <table:table-cell office:value-type="float" office:value="2156" calcext:value-type="float">
            <text:p>2156</text:p>
          </table:table-cell>
          <table:table-cell office:value-type="float" office:value="2440" calcext:value-type="float">
            <text:p>244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8" calcext:value-type="float">
            <text:p>48</text:p>
          </table:table-cell>
          <table:table-cell office:value-type="float" office:value="2215" calcext:value-type="float">
            <text:p>2215</text:p>
          </table:table-cell>
          <table:table-cell office:value-type="float" office:value="2231" calcext:value-type="float">
            <text:p>2231</text:p>
          </table:table-cell>
          <table:table-cell office:value-type="float" office:value="2450" calcext:value-type="float">
            <text:p>2450</text:p>
          </table:table-cell>
          <table:table-cell office:value-type="float" office:value="2202" calcext:value-type="float">
            <text:p>2202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9" calcext:value-type="float">
            <text:p>49</text:p>
          </table:table-cell>
          <table:table-cell office:value-type="float" office:value="2258" calcext:value-type="float">
            <text:p>2258</text:p>
          </table:table-cell>
          <table:table-cell office:value-type="float" office:value="2284" calcext:value-type="float">
            <text:p>2284</text:p>
          </table:table-cell>
          <table:table-cell office:value-type="float" office:value="2509" calcext:value-type="float">
            <text:p>2509</text:p>
          </table:table-cell>
          <table:table-cell office:value-type="float" office:value="2250" calcext:value-type="float">
            <text:p>2250</text:p>
          </table:table-cell>
          <table:table-cell office:value-type="float" office:value="2552" calcext:value-type="float">
            <text:p>25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0" calcext:value-type="float">
            <text:p>50</text:p>
          </table:table-cell>
          <table:table-cell office:value-type="float" office:value="2312" calcext:value-type="float">
            <text:p>2312</text:p>
          </table:table-cell>
          <table:table-cell office:value-type="float" office:value="2337" calcext:value-type="float">
            <text:p>2337</text:p>
          </table:table-cell>
          <table:table-cell office:value-type="float" office:value="2556" calcext:value-type="float">
            <text:p>2556</text:p>
          </table:table-cell>
          <table:table-cell office:value-type="float" office:value="2311" calcext:value-type="float">
            <text:p>2311</text:p>
          </table:table-cell>
          <table:table-cell office:value-type="float" office:value="2604" calcext:value-type="float">
            <text:p>26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1" calcext:value-type="float">
            <text:p>51</text:p>
          </table:table-cell>
          <table:table-cell office:value-type="float" office:value="2354" calcext:value-type="float">
            <text:p>2354</text:p>
          </table:table-cell>
          <table:table-cell office:value-type="float" office:value="2386" calcext:value-type="float">
            <text:p>2386</text:p>
          </table:table-cell>
          <table:table-cell office:value-type="float" office:value="2609" calcext:value-type="float">
            <text:p>2609</text:p>
          </table:table-cell>
          <table:table-cell office:value-type="float" office:value="2358" calcext:value-type="float">
            <text:p>2358</text:p>
          </table:table-cell>
          <table:table-cell office:value-type="float" office:value="2642" calcext:value-type="float">
            <text:p>264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2" calcext:value-type="float">
            <text:p>52</text:p>
          </table:table-cell>
          <table:table-cell office:value-type="float" office:value="2415" calcext:value-type="float">
            <text:p>2415</text:p>
          </table:table-cell>
          <table:table-cell office:value-type="float" office:value="2440" calcext:value-type="float">
            <text:p>2440</text:p>
          </table:table-cell>
          <table:table-cell office:value-type="float" office:value="2653" calcext:value-type="float">
            <text:p>2653</text:p>
          </table:table-cell>
          <table:table-cell office:value-type="float" office:value="2418" calcext:value-type="float">
            <text:p>2418</text:p>
          </table:table-cell>
          <table:table-cell office:value-type="float" office:value="2684" calcext:value-type="float">
            <text:p>268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3" calcext:value-type="float">
            <text:p>53</text:p>
          </table:table-cell>
          <table:table-cell office:value-type="float" office:value="2458" calcext:value-type="float">
            <text:p>2458</text:p>
          </table:table-cell>
          <table:table-cell office:value-type="float" office:value="2496" calcext:value-type="float">
            <text:p>2496</text:p>
          </table:table-cell>
          <table:table-cell office:value-type="float" office:value="2693" calcext:value-type="float">
            <text:p>2693</text:p>
          </table:table-cell>
          <table:table-cell office:value-type="float" office:value="2480" calcext:value-type="float">
            <text:p>2480</text:p>
          </table:table-cell>
          <table:table-cell office:value-type="float" office:value="2716" calcext:value-type="float">
            <text:p>27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4" calcext:value-type="float">
            <text:p>54</text:p>
          </table:table-cell>
          <table:table-cell office:value-type="float" office:value="2511" calcext:value-type="float">
            <text:p>2511</text:p>
          </table:table-cell>
          <table:table-cell office:value-type="float" office:value="2544" calcext:value-type="float">
            <text:p>2544</text:p>
          </table:table-cell>
          <table:table-cell office:value-type="float" office:value="2731" calcext:value-type="float">
            <text:p>2731</text:p>
          </table:table-cell>
          <table:table-cell office:value-type="float" office:value="2528" calcext:value-type="float">
            <text:p>2528</text:p>
          </table:table-cell>
          <table:table-cell office:value-type="float" office:value="2748" calcext:value-type="float">
            <text:p>274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5" calcext:value-type="float">
            <text:p>55</text:p>
          </table:table-cell>
          <table:table-cell office:value-type="float" office:value="2556" calcext:value-type="float">
            <text:p>2556</text:p>
          </table:table-cell>
          <table:table-cell office:value-type="float" office:value="2596" calcext:value-type="float">
            <text:p>2596</text:p>
          </table:table-cell>
          <table:table-cell office:value-type="float" office:value="2763" calcext:value-type="float">
            <text:p>2763</text:p>
          </table:table-cell>
          <table:table-cell office:value-type="float" office:value="2592" calcext:value-type="float">
            <text:p>2592</text:p>
          </table:table-cell>
          <table:table-cell office:value-type="float" office:value="2776" calcext:value-type="float">
            <text:p>27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6" calcext:value-type="float">
            <text:p>56</text:p>
          </table:table-cell>
          <table:table-cell office:value-type="float" office:value="2607" calcext:value-type="float">
            <text:p>2607</text:p>
          </table:table-cell>
          <table:table-cell office:value-type="float" office:value="2640" calcext:value-type="float">
            <text:p>2640</text:p>
          </table:table-cell>
          <table:table-cell office:value-type="float" office:value="2792" calcext:value-type="float">
            <text:p>2792</text:p>
          </table:table-cell>
          <table:table-cell office:value-type="float" office:value="2636" calcext:value-type="float">
            <text:p>2636</text:p>
          </table:table-cell>
          <table:table-cell office:value-type="float" office:value="2815" calcext:value-type="float">
            <text:p>281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7" calcext:value-type="float">
            <text:p>57</text:p>
          </table:table-cell>
          <table:table-cell office:value-type="float" office:value="2641" calcext:value-type="float">
            <text:p>2641</text:p>
          </table:table-cell>
          <table:table-cell office:value-type="float" office:value="2678" calcext:value-type="float">
            <text:p>2678</text:p>
          </table:table-cell>
          <table:table-cell office:value-type="float" office:value="2833" calcext:value-type="float">
            <text:p>2833</text:p>
          </table:table-cell>
          <table:table-cell office:value-type="float" office:value="2684" calcext:value-type="float">
            <text:p>2684</text:p>
          </table:table-cell>
          <table:table-cell office:value-type="float" office:value="2850" calcext:value-type="float">
            <text:p>285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8" calcext:value-type="float">
            <text:p>58</text:p>
          </table:table-cell>
          <table:table-cell office:value-type="float" office:value="2682" calcext:value-type="float">
            <text:p>2682</text:p>
          </table:table-cell>
          <table:table-cell office:value-type="float" office:value="2706" calcext:value-type="float">
            <text:p>2706</text:p>
          </table:table-cell>
          <table:table-cell office:value-type="float" office:value="2871" calcext:value-type="float">
            <text:p>2871</text:p>
          </table:table-cell>
          <table:table-cell office:value-type="float" office:value="2724" calcext:value-type="float">
            <text:p>2724</text:p>
          </table:table-cell>
          <table:table-cell office:value-type="float" office:value="2886" calcext:value-type="float">
            <text:p>288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9" calcext:value-type="float">
            <text:p>59</text:p>
          </table:table-cell>
          <table:table-cell office:value-type="float" office:value="2712" calcext:value-type="float">
            <text:p>2712</text:p>
          </table:table-cell>
          <table:table-cell office:value-type="float" office:value="2746" calcext:value-type="float">
            <text:p>2746</text:p>
          </table:table-cell>
          <table:table-cell office:value-type="float" office:value="2907" calcext:value-type="float">
            <text:p>2907</text:p>
          </table:table-cell>
          <table:table-cell office:value-type="float" office:value="2763" calcext:value-type="float">
            <text:p>2763</text:p>
          </table:table-cell>
          <table:table-cell office:value-type="float" office:value="2926" calcext:value-type="float">
            <text:p>292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0" calcext:value-type="float">
            <text:p>60</text:p>
          </table:table-cell>
          <table:table-cell office:value-type="float" office:value="2744" calcext:value-type="float">
            <text:p>2744</text:p>
          </table:table-cell>
          <table:table-cell office:value-type="float" office:value="2776" calcext:value-type="float">
            <text:p>2776</text:p>
          </table:table-cell>
          <table:table-cell office:value-type="float" office:value="2942" calcext:value-type="float">
            <text:p>2942</text:p>
          </table:table-cell>
          <table:table-cell office:value-type="float" office:value="2792" calcext:value-type="float">
            <text:p>2792</text:p>
          </table:table-cell>
          <table:table-cell office:value-type="float" office:value="2951" calcext:value-type="float">
            <text:p>29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1" calcext:value-type="float">
            <text:p>61</text:p>
          </table:table-cell>
          <table:table-cell office:value-type="float" office:value="2775" calcext:value-type="float">
            <text:p>2775</text:p>
          </table:table-cell>
          <table:table-cell office:value-type="float" office:value="2807" calcext:value-type="float">
            <text:p>2807</text:p>
          </table:table-cell>
          <table:table-cell office:value-type="float" office:value="2980" calcext:value-type="float">
            <text:p>2980</text:p>
          </table:table-cell>
          <table:table-cell office:value-type="float" office:value="2839" calcext:value-type="float">
            <text:p>2839</text:p>
          </table:table-cell>
          <table:table-cell office:value-type="float" office:value="2993" calcext:value-type="float">
            <text:p>299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2" calcext:value-type="float">
            <text:p>62</text:p>
          </table:table-cell>
          <table:table-cell office:value-type="float" office:value="2802" calcext:value-type="float">
            <text:p>2802</text:p>
          </table:table-cell>
          <table:table-cell office:value-type="float" office:value="2844" calcext:value-type="float">
            <text:p>2844</text:p>
          </table:table-cell>
          <table:table-cell office:value-type="float" office:value="3016" calcext:value-type="float">
            <text:p>3016</text:p>
          </table:table-cell>
          <table:table-cell office:value-type="float" office:value="2884" calcext:value-type="float">
            <text:p>2884</text:p>
          </table:table-cell>
          <table:table-cell office:value-type="float" office:value="3025" calcext:value-type="float">
            <text:p>302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3" calcext:value-type="float">
            <text:p>63</text:p>
          </table:table-cell>
          <table:table-cell office:value-type="float" office:value="2821" calcext:value-type="float">
            <text:p>2821</text:p>
          </table:table-cell>
          <table:table-cell office:value-type="float" office:value="2884" calcext:value-type="float">
            <text:p>2884</text:p>
          </table:table-cell>
          <table:table-cell office:value-type="float" office:value="3057" calcext:value-type="float">
            <text:p>3057</text:p>
          </table:table-cell>
          <table:table-cell office:value-type="float" office:value="2929" calcext:value-type="float">
            <text:p>2929</text:p>
          </table:table-cell>
          <table:table-cell office:value-type="float" office:value="3069" calcext:value-type="float">
            <text:p>30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4" calcext:value-type="float">
            <text:p>64</text:p>
          </table:table-cell>
          <table:table-cell office:value-type="float" office:value="2878" calcext:value-type="float">
            <text:p>2878</text:p>
          </table:table-cell>
          <table:table-cell office:value-type="float" office:value="2918" calcext:value-type="float">
            <text:p>2918</text:p>
          </table:table-cell>
          <table:table-cell office:value-type="float" office:value="3100" calcext:value-type="float">
            <text:p>3100</text:p>
          </table:table-cell>
          <table:table-cell office:value-type="float" office:value="2966" calcext:value-type="float">
            <text:p>2966</text:p>
          </table:table-cell>
          <table:table-cell office:value-type="float" office:value="3109" calcext:value-type="float">
            <text:p>310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5" calcext:value-type="float">
            <text:p>65</text:p>
          </table:table-cell>
          <table:table-cell office:value-type="float" office:value="2902" calcext:value-type="float">
            <text:p>2902</text:p>
          </table:table-cell>
          <table:table-cell office:value-type="float" office:value="2948" calcext:value-type="float">
            <text:p>2948</text:p>
          </table:table-cell>
          <table:table-cell office:value-type="float" office:value="3140" calcext:value-type="float">
            <text:p>3140</text:p>
          </table:table-cell>
          <table:table-cell office:value-type="float" office:value="3010" calcext:value-type="float">
            <text:p>3010</text:p>
          </table:table-cell>
          <table:table-cell office:value-type="float" office:value="3151" calcext:value-type="float">
            <text:p>31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6" calcext:value-type="float">
            <text:p>66</text:p>
          </table:table-cell>
          <table:table-cell office:value-type="float" office:value="2926" calcext:value-type="float">
            <text:p>2926</text:p>
          </table:table-cell>
          <table:table-cell office:value-type="float" office:value="2983" calcext:value-type="float">
            <text:p>2983</text:p>
          </table:table-cell>
          <table:table-cell office:value-type="float" office:value="3176" calcext:value-type="float">
            <text:p>3176</text:p>
          </table:table-cell>
          <table:table-cell office:value-type="float" office:value="3057" calcext:value-type="float">
            <text:p>3057</text:p>
          </table:table-cell>
          <table:table-cell office:value-type="float" office:value="3185" calcext:value-type="float">
            <text:p>318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7" calcext:value-type="float">
            <text:p>67</text:p>
          </table:table-cell>
          <table:table-cell office:value-type="float" office:value="2940" calcext:value-type="float">
            <text:p>2940</text:p>
          </table:table-cell>
          <table:table-cell office:value-type="float" office:value="3015" calcext:value-type="float">
            <text:p>3015</text:p>
          </table:table-cell>
          <table:table-cell office:value-type="float" office:value="3218" calcext:value-type="float">
            <text:p>3218</text:p>
          </table:table-cell>
          <table:table-cell office:value-type="float" office:value="3106" calcext:value-type="float">
            <text:p>3106</text:p>
          </table:table-cell>
          <table:table-cell office:value-type="float" office:value="3219" calcext:value-type="float">
            <text:p>32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8" calcext:value-type="float">
            <text:p>68</text:p>
          </table:table-cell>
          <table:table-cell office:value-type="float" office:value="2952" calcext:value-type="float">
            <text:p>2952</text:p>
          </table:table-cell>
          <table:table-cell office:value-type="float" office:value="3057" calcext:value-type="float">
            <text:p>3057</text:p>
          </table:table-cell>
          <table:table-cell office:value-type="float" office:value="3281" calcext:value-type="float">
            <text:p>3281</text:p>
          </table:table-cell>
          <table:table-cell office:value-type="float" office:value="3153" calcext:value-type="float">
            <text:p>3153</text:p>
          </table:table-cell>
          <table:table-cell office:value-type="float" office:value="3267" calcext:value-type="float">
            <text:p>326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9" calcext:value-type="float">
            <text:p>69</text:p>
          </table:table-cell>
          <table:table-cell office:value-type="float" office:value="2966" calcext:value-type="float">
            <text:p>2966</text:p>
          </table:table-cell>
          <table:table-cell office:value-type="float" office:value="3099" calcext:value-type="float">
            <text:p>3099</text:p>
          </table:table-cell>
          <table:table-cell office:value-type="float" office:value="3282" calcext:value-type="float">
            <text:p>3282</text:p>
          </table:table-cell>
          <table:table-cell office:value-type="float" office:value="3200" calcext:value-type="float">
            <text:p>3200</text:p>
          </table:table-cell>
          <table:table-cell office:value-type="float" office:value="3310" calcext:value-type="float">
            <text:p>331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0" calcext:value-type="float">
            <text:p>70</text:p>
          </table:table-cell>
          <table:table-cell office:value-type="float" office:value="2987" calcext:value-type="float">
            <text:p>2987</text:p>
          </table:table-cell>
          <table:table-cell office:value-type="float" office:value="3121" calcext:value-type="float">
            <text:p>3121</text:p>
          </table:table-cell>
          <table:table-cell office:value-type="float" office:value="3352" calcext:value-type="float">
            <text:p>3352</text:p>
          </table:table-cell>
          <table:table-cell office:value-type="float" office:value="3239" calcext:value-type="float">
            <text:p>3239</text:p>
          </table:table-cell>
          <table:table-cell office:value-type="float" office:value="3352" calcext:value-type="float">
            <text:p>33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1" calcext:value-type="float">
            <text:p>71</text:p>
          </table:table-cell>
          <table:table-cell office:value-type="float" office:value="2999" calcext:value-type="float">
            <text:p>2999</text:p>
          </table:table-cell>
          <table:table-cell office:value-type="float" office:value="3159" calcext:value-type="float">
            <text:p>3159</text:p>
          </table:table-cell>
          <table:table-cell office:value-type="float" office:value="3408" calcext:value-type="float">
            <text:p>3408</text:p>
          </table:table-cell>
          <table:table-cell office:value-type="float" office:value="3288" calcext:value-type="float">
            <text:p>3288</text:p>
          </table:table-cell>
          <table:table-cell office:value-type="float" office:value="3408" calcext:value-type="float">
            <text:p>340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2" calcext:value-type="float">
            <text:p>72</text:p>
          </table:table-cell>
          <table:table-cell office:value-type="float" office:value="3010" calcext:value-type="float">
            <text:p>3010</text:p>
          </table:table-cell>
          <table:table-cell office:value-type="float" office:value="3168" calcext:value-type="float">
            <text:p>3168</text:p>
          </table:table-cell>
          <table:table-cell office:value-type="float" office:value="3473" calcext:value-type="float">
            <text:p>3473</text:p>
          </table:table-cell>
          <table:table-cell office:value-type="float" office:value="3344" calcext:value-type="float">
            <text:p>3344</text:p>
          </table:table-cell>
          <table:table-cell office:value-type="float" office:value="3456" calcext:value-type="float">
            <text:p>34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3" calcext:value-type="float">
            <text:p>73</text:p>
          </table:table-cell>
          <table:table-cell office:value-type="float" office:value="3027" calcext:value-type="float">
            <text:p>3027</text:p>
          </table:table-cell>
          <table:table-cell office:value-type="float" office:value="3185" calcext:value-type="float">
            <text:p>3185</text:p>
          </table:table-cell>
          <table:table-cell office:value-type="float" office:value="3536" calcext:value-type="float">
            <text:p>3536</text:p>
          </table:table-cell>
          <table:table-cell office:value-type="float" office:value="3405" calcext:value-type="float">
            <text:p>3405</text:p>
          </table:table-cell>
          <table:table-cell office:value-type="float" office:value="3483" calcext:value-type="float">
            <text:p>348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4" calcext:value-type="float">
            <text:p>74</text:p>
          </table:table-cell>
          <table:table-cell office:value-type="float" office:value="3045" calcext:value-type="float">
            <text:p>3045</text:p>
          </table:table-cell>
          <table:table-cell office:value-type="float" office:value="3212" calcext:value-type="float">
            <text:p>3212</text:p>
          </table:table-cell>
          <table:table-cell office:value-type="float" office:value="3599" calcext:value-type="float">
            <text:p>3599</text:p>
          </table:table-cell>
          <table:table-cell office:value-type="float" office:value="3473" calcext:value-type="float">
            <text:p>3473</text:p>
          </table:table-cell>
          <table:table-cell office:value-type="float" office:value="3504" calcext:value-type="float">
            <text:p>35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5" calcext:value-type="float">
            <text:p>75</text:p>
          </table:table-cell>
          <table:table-cell office:value-type="float" office:value="3060" calcext:value-type="float">
            <text:p>3060</text:p>
          </table:table-cell>
          <table:table-cell office:value-type="float" office:value="3226" calcext:value-type="float">
            <text:p>3226</text:p>
          </table:table-cell>
          <table:table-cell office:value-type="float" office:value="3610" calcext:value-type="float">
            <text:p>3610</text:p>
          </table:table-cell>
          <table:table-cell office:value-type="float" office:value="3533" calcext:value-type="float">
            <text:p>3533</text:p>
          </table:table-cell>
          <table:table-cell office:value-type="float" office:value="3516" calcext:value-type="float">
            <text:p>35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6" calcext:value-type="float">
            <text:p>76</text:p>
          </table:table-cell>
          <table:table-cell office:value-type="float" office:value="3069" calcext:value-type="float">
            <text:p>3069</text:p>
          </table:table-cell>
          <table:table-cell office:value-type="float" office:value="3206" calcext:value-type="float">
            <text:p>3206</text:p>
          </table:table-cell>
          <table:table-cell office:value-type="float" office:value="3611" calcext:value-type="float">
            <text:p>3611</text:p>
          </table:table-cell>
          <table:table-cell office:value-type="float" office:value="3546" calcext:value-type="float">
            <text:p>3546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7" calcext:value-type="float">
            <text:p>77</text:p>
          </table:table-cell>
          <table:table-cell office:value-type="float" office:value="3079" calcext:value-type="float">
            <text:p>3079</text:p>
          </table:table-cell>
          <table:table-cell office:value-type="float" office:value="3267" calcext:value-type="float">
            <text:p>3267</text:p>
          </table:table-cell>
          <table:table-cell office:value-type="float" office:value="3610" calcext:value-type="float">
            <text:p>3610</text:p>
          </table:table-cell>
          <table:table-cell office:value-type="float" office:value="3547" calcext:value-type="float">
            <text:p>3547</text:p>
          </table:table-cell>
          <table:table-cell office:value-type="float" office:value="3546" calcext:value-type="float">
            <text:p>35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8" calcext:value-type="float">
            <text:p>78</text:p>
          </table:table-cell>
          <table:table-cell office:value-type="float" office:value="3087" calcext:value-type="float">
            <text:p>3087</text:p>
          </table:table-cell>
          <table:table-cell office:value-type="float" office:value="3283" calcext:value-type="float">
            <text:p>3283</text:p>
          </table:table-cell>
          <table:table-cell office:value-type="float" office:value="3609" calcext:value-type="float">
            <text:p>3609</text:p>
          </table:table-cell>
          <table:table-cell office:value-type="float" office:value="3550" calcext:value-type="float">
            <text:p>3550</text:p>
          </table:table-cell>
          <table:table-cell office:value-type="float" office:value="3569" calcext:value-type="float">
            <text:p>35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9" calcext:value-type="float">
            <text:p>79</text:p>
          </table:table-cell>
          <table:table-cell office:value-type="float" office:value="3091" calcext:value-type="float">
            <text:p>3091</text:p>
          </table:table-cell>
          <table:table-cell office:value-type="float" office:value="3302" calcext:value-type="float">
            <text:p>3302</text:p>
          </table:table-cell>
          <table:table-cell office:value-type="float" office:value="3608" calcext:value-type="float">
            <text:p>3608</text:p>
          </table:table-cell>
          <table:table-cell office:value-type="float" office:value="3549" calcext:value-type="float">
            <text:p>3549</text:p>
          </table:table-cell>
          <table:table-cell office:value-type="float" office:value="3579" calcext:value-type="float">
            <text:p>357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0" calcext:value-type="float">
            <text:p>80</text:p>
          </table:table-cell>
          <table:table-cell office:value-type="float" office:value="3099" calcext:value-type="float">
            <text:p>3099</text:p>
          </table:table-cell>
          <table:table-cell office:value-type="float" office:value="3294" calcext:value-type="float">
            <text:p>3294</text:p>
          </table:table-cell>
          <table:table-cell office:value-type="float" office:value="3607" calcext:value-type="float">
            <text:p>3607</text:p>
          </table:table-cell>
          <table:table-cell office:value-type="float" office:value="3548" calcext:value-type="float">
            <text:p>3548</text:p>
          </table:table-cell>
          <table:table-cell office:value-type="float" office:value="3601" calcext:value-type="float">
            <text:p>360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1" calcext:value-type="float">
            <text:p>81</text:p>
          </table:table-cell>
          <table:table-cell office:value-type="float" office:value="3103" calcext:value-type="float">
            <text:p>3103</text:p>
          </table:table-cell>
          <table:table-cell office:value-type="float" office:value="3295" calcext:value-type="float">
            <text:p>3295</text:p>
          </table:table-cell>
          <table:table-cell office:value-type="float" office:value="3606" calcext:value-type="float">
            <text:p>3606</text:p>
          </table:table-cell>
          <table:table-cell office:value-type="float" office:value="3550" calcext:value-type="float">
            <text:p>3550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2" calcext:value-type="float">
            <text:p>82</text:p>
          </table:table-cell>
          <table:table-cell office:value-type="float" office:value="3110" calcext:value-type="float">
            <text:p>3110</text:p>
          </table:table-cell>
          <table:table-cell office:value-type="float" office:value="3292" calcext:value-type="float">
            <text:p>3292</text:p>
          </table:table-cell>
          <table:table-cell office:value-type="float" office:value="3610" calcext:value-type="float">
            <text:p>3610</text:p>
          </table:table-cell>
          <table:table-cell office:value-type="float" office:value="3552" calcext:value-type="float">
            <text:p>3552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3" calcext:value-type="float">
            <text:p>83</text:p>
          </table:table-cell>
          <table:table-cell office:value-type="float" office:value="3116" calcext:value-type="float">
            <text:p>3116</text:p>
          </table:table-cell>
          <table:table-cell office:value-type="float" office:value="3292" calcext:value-type="float">
            <text:p>3292</text:p>
          </table:table-cell>
          <table:table-cell office:value-type="float" office:value="3612" calcext:value-type="float">
            <text:p>3612</text:p>
          </table:table-cell>
          <table:table-cell office:value-type="float" office:value="3552" calcext:value-type="float">
            <text:p>3552</text:p>
          </table:table-cell>
          <table:table-cell office:value-type="float" office:value="3576" calcext:value-type="float">
            <text:p>35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4" calcext:value-type="float">
            <text:p>84</text:p>
          </table:table-cell>
          <table:table-cell office:value-type="float" office:value="3111" calcext:value-type="float">
            <text:p>3111</text:p>
          </table:table-cell>
          <table:table-cell office:value-type="float" office:value="3296" calcext:value-type="float">
            <text:p>3296</text:p>
          </table:table-cell>
          <table:table-cell office:value-type="float" office:value="3605" calcext:value-type="float">
            <text:p>3605</text:p>
          </table:table-cell>
          <table:table-cell office:value-type="float" office:value="3551" calcext:value-type="float">
            <text:p>3551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5" calcext:value-type="float">
            <text:p>85</text:p>
          </table:table-cell>
          <table:table-cell office:value-type="float" office:value="3122" calcext:value-type="float">
            <text:p>3122</text:p>
          </table:table-cell>
          <table:table-cell office:value-type="float" office:value="3293" calcext:value-type="float">
            <text:p>3293</text:p>
          </table:table-cell>
          <table:table-cell office:value-type="float" office:value="3596" calcext:value-type="float">
            <text:p>3596</text:p>
          </table:table-cell>
          <table:table-cell office:value-type="float" office:value="3551" calcext:value-type="float">
            <text:p>3551</text:p>
          </table:table-cell>
          <table:table-cell office:value-type="float" office:value="3502" calcext:value-type="float">
            <text:p>350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6" calcext:value-type="float">
            <text:p>86</text:p>
          </table:table-cell>
          <table:table-cell office:value-type="float" office:value="3128" calcext:value-type="float">
            <text:p>3128</text:p>
          </table:table-cell>
          <table:table-cell office:value-type="float" office:value="3297" calcext:value-type="float">
            <text:p>3297</text:p>
          </table:table-cell>
          <table:table-cell office:value-type="float" office:value="3575" calcext:value-type="float">
            <text:p>3575</text:p>
          </table:table-cell>
          <table:table-cell office:value-type="float" office:value="3553" calcext:value-type="float">
            <text:p>3553</text:p>
          </table:table-cell>
          <table:table-cell office:value-type="float" office:value="3468" calcext:value-type="float">
            <text:p>34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7" calcext:value-type="float">
            <text:p>87</text:p>
          </table:table-cell>
          <table:table-cell office:value-type="float" office:value="3134" calcext:value-type="float">
            <text:p>3134</text:p>
          </table:table-cell>
          <table:table-cell office:value-type="float" office:value="3292" calcext:value-type="float">
            <text:p>3292</text:p>
          </table:table-cell>
          <table:table-cell office:value-type="float" office:value="3573" calcext:value-type="float">
            <text:p>3573</text:p>
          </table:table-cell>
          <table:table-cell office:value-type="float" office:value="3549" calcext:value-type="float">
            <text:p>3549</text:p>
          </table:table-cell>
          <table:table-cell office:value-type="float" office:value="3420" calcext:value-type="float">
            <text:p>34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8" calcext:value-type="float">
            <text:p>88</text:p>
          </table:table-cell>
          <table:table-cell office:value-type="float" office:value="3135" calcext:value-type="float">
            <text:p>3135</text:p>
          </table:table-cell>
          <table:table-cell office:value-type="float" office:value="3297" calcext:value-type="float">
            <text:p>3297</text:p>
          </table:table-cell>
          <table:table-cell office:value-type="float" office:value="3566" calcext:value-type="float">
            <text:p>3566</text:p>
          </table:table-cell>
          <table:table-cell office:value-type="float" office:value="3553" calcext:value-type="float">
            <text:p>3553</text:p>
          </table:table-cell>
          <table:table-cell office:value-type="float" office:value="3394" calcext:value-type="float">
            <text:p>339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9" calcext:value-type="float">
            <text:p>89</text:p>
          </table:table-cell>
          <table:table-cell office:value-type="float" office:value="3137" calcext:value-type="float">
            <text:p>3137</text:p>
          </table:table-cell>
          <table:table-cell office:value-type="float" office:value="3299" calcext:value-type="float">
            <text:p>3299</text:p>
          </table:table-cell>
          <table:table-cell office:value-type="float" office:value="3564" calcext:value-type="float">
            <text:p>3564</text:p>
          </table:table-cell>
          <table:table-cell office:value-type="float" office:value="3551" calcext:value-type="float">
            <text:p>3551</text:p>
          </table:table-cell>
          <table:table-cell office:value-type="float" office:value="3356" calcext:value-type="float">
            <text:p>33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0" calcext:value-type="float">
            <text:p>90</text:p>
          </table:table-cell>
          <table:table-cell office:value-type="float" office:value="3143" calcext:value-type="float">
            <text:p>3143</text:p>
          </table:table-cell>
          <table:table-cell office:value-type="float" office:value="3303" calcext:value-type="float">
            <text:p>3303</text:p>
          </table:table-cell>
          <table:table-cell office:value-type="float" office:value="3559" calcext:value-type="float">
            <text:p>3559</text:p>
          </table:table-cell>
          <table:table-cell office:value-type="float" office:value="3551" calcext:value-type="float">
            <text:p>3551</text:p>
          </table:table-cell>
          <table:table-cell office:value-type="float" office:value="3300" calcext:value-type="float">
            <text:p>330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1" calcext:value-type="float">
            <text:p>91</text:p>
          </table:table-cell>
          <table:table-cell office:value-type="float" office:value="3143" calcext:value-type="float">
            <text:p>3143</text:p>
          </table:table-cell>
          <table:table-cell office:value-type="float" office:value="3302" calcext:value-type="float">
            <text:p>3302</text:p>
          </table:table-cell>
          <table:table-cell office:value-type="float" office:value="3551" calcext:value-type="float">
            <text:p>3551</text:p>
          </table:table-cell>
          <table:table-cell office:value-type="float" office:value="3548" calcext:value-type="float">
            <text:p>3548</text:p>
          </table:table-cell>
          <table:table-cell office:value-type="float" office:value="3288" calcext:value-type="float">
            <text:p>328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2" calcext:value-type="float">
            <text:p>92</text:p>
          </table:table-cell>
          <table:table-cell office:value-type="float" office:value="3150" calcext:value-type="float">
            <text:p>3150</text:p>
          </table:table-cell>
          <table:table-cell office:value-type="float" office:value="3299" calcext:value-type="float">
            <text:p>3299</text:p>
          </table:table-cell>
          <table:table-cell office:value-type="float" office:value="3531" calcext:value-type="float">
            <text:p>3531</text:p>
          </table:table-cell>
          <table:table-cell office:value-type="float" office:value="3548" calcext:value-type="float">
            <text:p>3548</text:p>
          </table:table-cell>
          <table:table-cell office:value-type="float" office:value="3280" calcext:value-type="float">
            <text:p>32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3" calcext:value-type="float">
            <text:p>93</text:p>
          </table:table-cell>
          <table:table-cell office:value-type="float" office:value="3152" calcext:value-type="float">
            <text:p>3152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308" calcext:value-type="float">
            <text:p>330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4" calcext:value-type="float">
            <text:p>94</text:p>
          </table:table-cell>
          <table:table-cell office:value-type="float" office:value="3154" calcext:value-type="float">
            <text:p>3154</text:p>
          </table:table-cell>
          <table:table-cell office:value-type="float" office:value="3300" calcext:value-type="float">
            <text:p>3300</text:p>
          </table:table-cell>
          <table:table-cell office:value-type="float" office:value="3530" calcext:value-type="float">
            <text:p>3530</text:p>
          </table:table-cell>
          <table:table-cell office:value-type="float" office:value="3552" calcext:value-type="float">
            <text:p>3552</text:p>
          </table:table-cell>
          <table:table-cell office:value-type="float" office:value="3356" calcext:value-type="float">
            <text:p>33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5" calcext:value-type="float">
            <text:p>95</text:p>
          </table:table-cell>
          <table:table-cell office:value-type="float" office:value="3156" calcext:value-type="float">
            <text:p>3156</text:p>
          </table:table-cell>
          <table:table-cell office:value-type="float" office:value="3301" calcext:value-type="float">
            <text:p>3301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409" calcext:value-type="float">
            <text:p>340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6" calcext:value-type="float">
            <text:p>96</text:p>
          </table:table-cell>
          <table:table-cell office:value-type="float" office:value="3158" calcext:value-type="float">
            <text:p>3158</text:p>
          </table:table-cell>
          <table:table-cell office:value-type="float" office:value="3278" calcext:value-type="float">
            <text:p>3278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468" calcext:value-type="float">
            <text:p>34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7" calcext:value-type="float">
            <text:p>97</text:p>
          </table:table-cell>
          <table:table-cell office:value-type="float" office:value="3156" calcext:value-type="float">
            <text:p>3156</text:p>
          </table:table-cell>
          <table:table-cell office:value-type="float" office:value="3303" calcext:value-type="float">
            <text:p>3303</text:p>
          </table:table-cell>
          <table:table-cell office:value-type="float" office:value="3534" calcext:value-type="float">
            <text:p>3534</text:p>
          </table:table-cell>
          <table:table-cell office:value-type="float" office:value="3553" calcext:value-type="float">
            <text:p>3553</text:p>
          </table:table-cell>
          <table:table-cell office:value-type="float" office:value="3528" calcext:value-type="float">
            <text:p>352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8" calcext:value-type="float">
            <text:p>98</text:p>
          </table:table-cell>
          <table:table-cell office:value-type="float" office:value="3162" calcext:value-type="float">
            <text:p>3162</text:p>
          </table:table-cell>
          <table:table-cell office:value-type="float" office:value="3302" calcext:value-type="float">
            <text:p>3302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602" calcext:value-type="float">
            <text:p>360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9" calcext:value-type="float">
            <text:p>99</text:p>
          </table:table-cell>
          <table:table-cell office:value-type="float" office:value="3158" calcext:value-type="float">
            <text:p>3158</text:p>
          </table:table-cell>
          <table:table-cell office:value-type="float" office:value="3302" calcext:value-type="float">
            <text:p>3302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668" calcext:value-type="float">
            <text:p>36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0" calcext:value-type="float">
            <text:p>100</text:p>
          </table:table-cell>
          <table:table-cell office:value-type="float" office:value="3160" calcext:value-type="float">
            <text:p>3160</text:p>
          </table:table-cell>
          <table:table-cell office:value-type="float" office:value="3304" calcext:value-type="float">
            <text:p>3304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747" calcext:value-type="float">
            <text:p>374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1" calcext:value-type="float">
            <text:p>101</text:p>
          </table:table-cell>
          <table:table-cell office:value-type="float" office:value="3160" calcext:value-type="float">
            <text:p>3160</text:p>
          </table:table-cell>
          <table:table-cell office:value-type="float" office:value="3302" calcext:value-type="float">
            <text:p>3302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822" calcext:value-type="float">
            <text:p>382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2" calcext:value-type="float">
            <text:p>102</text:p>
          </table:table-cell>
          <table:table-cell office:value-type="float" office:value="3160" calcext:value-type="float">
            <text:p>3160</text:p>
          </table:table-cell>
          <table:table-cell office:value-type="float" office:value="3302" calcext:value-type="float">
            <text:p>3302</text:p>
          </table:table-cell>
          <table:table-cell office:value-type="float" office:value="3533" calcext:value-type="float">
            <text:p>3533</text:p>
          </table:table-cell>
          <table:table-cell office:value-type="float" office:value="3546" calcext:value-type="float">
            <text:p>3546</text:p>
          </table:table-cell>
          <table:table-cell office:value-type="float" office:value="3890" calcext:value-type="float">
            <text:p>389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3" calcext:value-type="float">
            <text:p>103</text:p>
          </table:table-cell>
          <table:table-cell office:value-type="float" office:value="3163" calcext:value-type="float">
            <text:p>3163</text:p>
          </table:table-cell>
          <table:table-cell office:value-type="float" office:value="3302" calcext:value-type="float">
            <text:p>3302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848" calcext:value-type="float">
            <text:p>384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4" calcext:value-type="float">
            <text:p>104</text:p>
          </table:table-cell>
          <table:table-cell office:value-type="float" office:value="3162" calcext:value-type="float">
            <text:p>3162</text:p>
          </table:table-cell>
          <table:table-cell office:value-type="float" office:value="3303" calcext:value-type="float">
            <text:p>3303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778" calcext:value-type="float">
            <text:p>37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5" calcext:value-type="float">
            <text:p>105</text:p>
          </table:table-cell>
          <table:table-cell office:value-type="float" office:value="3165" calcext:value-type="float">
            <text:p>3165</text:p>
          </table:table-cell>
          <table:table-cell office:value-type="float" office:value="3303" calcext:value-type="float">
            <text:p>3303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714" calcext:value-type="float">
            <text:p>371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6" calcext:value-type="float">
            <text:p>106</text:p>
          </table:table-cell>
          <table:table-cell office:value-type="float" office:value="3164" calcext:value-type="float">
            <text:p>3164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3" calcext:value-type="float">
            <text:p>3553</text:p>
          </table:table-cell>
          <table:table-cell office:value-type="float" office:value="3638" calcext:value-type="float">
            <text:p>363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7" calcext:value-type="float">
            <text:p>107</text:p>
          </table:table-cell>
          <table:table-cell office:value-type="float" office:value="3163" calcext:value-type="float">
            <text:p>3163</text:p>
          </table:table-cell>
          <table:table-cell office:value-type="float" office:value="3302" calcext:value-type="float">
            <text:p>3302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570" calcext:value-type="float">
            <text:p>35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8" calcext:value-type="float">
            <text:p>108</text:p>
          </table:table-cell>
          <table:table-cell office:value-type="float" office:value="3166" calcext:value-type="float">
            <text:p>3166</text:p>
          </table:table-cell>
          <table:table-cell office:value-type="float" office:value="3303" calcext:value-type="float">
            <text:p>3303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495" calcext:value-type="float">
            <text:p>349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9" calcext:value-type="float">
            <text:p>109</text:p>
          </table:table-cell>
          <table:table-cell office:value-type="float" office:value="3168" calcext:value-type="float">
            <text:p>3168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419" calcext:value-type="float">
            <text:p>34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0" calcext:value-type="float">
            <text:p>110</text:p>
          </table:table-cell>
          <table:table-cell office:value-type="float" office:value="3167" calcext:value-type="float">
            <text:p>3167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4" calcext:value-type="float">
            <text:p>3554</text:p>
          </table:table-cell>
          <table:table-cell office:value-type="float" office:value="3376" calcext:value-type="float">
            <text:p>33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1" calcext:value-type="float">
            <text:p>111</text:p>
          </table:table-cell>
          <table:table-cell office:value-type="float" office:value="3167" calcext:value-type="float">
            <text:p>3167</text:p>
          </table:table-cell>
          <table:table-cell office:value-type="float" office:value="3301" calcext:value-type="float">
            <text:p>3301</text:p>
          </table:table-cell>
          <table:table-cell office:value-type="float" office:value="3534" calcext:value-type="float">
            <text:p>3534</text:p>
          </table:table-cell>
          <table:table-cell office:value-type="float" office:value="3548" calcext:value-type="float">
            <text:p>3548</text:p>
          </table:table-cell>
          <table:table-cell office:value-type="float" office:value="3303" calcext:value-type="float">
            <text:p>330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2" calcext:value-type="float">
            <text:p>112</text:p>
          </table:table-cell>
          <table:table-cell office:value-type="float" office:value="3169" calcext:value-type="float">
            <text:p>3169</text:p>
          </table:table-cell>
          <table:table-cell office:value-type="float" office:value="3304" calcext:value-type="float">
            <text:p>3304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266" calcext:value-type="float">
            <text:p>326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3" calcext:value-type="float">
            <text:p>113</text:p>
          </table:table-cell>
          <table:table-cell office:value-type="float" office:value="3170" calcext:value-type="float">
            <text:p>3170</text:p>
          </table:table-cell>
          <table:table-cell office:value-type="float" office:value="3304" calcext:value-type="float">
            <text:p>3304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291" calcext:value-type="float">
            <text:p>329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4" calcext:value-type="float">
            <text:p>114</text:p>
          </table:table-cell>
          <table:table-cell office:value-type="float" office:value="3171" calcext:value-type="float">
            <text:p>3171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336" calcext:value-type="float">
            <text:p>333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5" calcext:value-type="float">
            <text:p>115</text:p>
          </table:table-cell>
          <table:table-cell office:value-type="float" office:value="3171" calcext:value-type="float">
            <text:p>3171</text:p>
          </table:table-cell>
          <table:table-cell office:value-type="float" office:value="3307" calcext:value-type="float">
            <text:p>3307</text:p>
          </table:table-cell>
          <table:table-cell office:value-type="float" office:value="3535" calcext:value-type="float">
            <text:p>3535</text:p>
          </table:table-cell>
          <table:table-cell office:value-type="float" office:value="3547" calcext:value-type="float">
            <text:p>3547</text:p>
          </table:table-cell>
          <table:table-cell office:value-type="float" office:value="3393" calcext:value-type="float">
            <text:p>339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6" calcext:value-type="float">
            <text:p>116</text:p>
          </table:table-cell>
          <table:table-cell office:value-type="float" office:value="3170" calcext:value-type="float">
            <text:p>3170</text:p>
          </table:table-cell>
          <table:table-cell office:value-type="float" office:value="3304" calcext:value-type="float">
            <text:p>3304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452" calcext:value-type="float">
            <text:p>34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7" calcext:value-type="float">
            <text:p>117</text:p>
          </table:table-cell>
          <table:table-cell office:value-type="float" office:value="3166" calcext:value-type="float">
            <text:p>3166</text:p>
          </table:table-cell>
          <table:table-cell office:value-type="float" office:value="3306" calcext:value-type="float">
            <text:p>3306</text:p>
          </table:table-cell>
          <table:table-cell office:value-type="float" office:value="3569" calcext:value-type="float">
            <text:p>3569</text:p>
          </table:table-cell>
          <table:table-cell office:value-type="float" office:value="3551" calcext:value-type="float">
            <text:p>3551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8" calcext:value-type="float">
            <text:p>118</text:p>
          </table:table-cell>
          <table:table-cell office:value-type="float" office:value="3173" calcext:value-type="float">
            <text:p>3173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596" calcext:value-type="float">
            <text:p>35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9" calcext:value-type="float">
            <text:p>119</text:p>
          </table:table-cell>
          <table:table-cell office:value-type="float" office:value="3172" calcext:value-type="float">
            <text:p>3172</text:p>
          </table:table-cell>
          <table:table-cell office:value-type="float" office:value="3303" calcext:value-type="float">
            <text:p>3303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674" calcext:value-type="float">
            <text:p>367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0" calcext:value-type="float">
            <text:p>120</text:p>
          </table:table-cell>
          <table:table-cell office:value-type="float" office:value="3172" calcext:value-type="float">
            <text:p>3172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751" calcext:value-type="float">
            <text:p>37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1" calcext:value-type="float">
            <text:p>121</text:p>
          </table:table-cell>
          <table:table-cell office:value-type="float" office:value="3172" calcext:value-type="float">
            <text:p>3172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827" calcext:value-type="float">
            <text:p>382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2" calcext:value-type="float">
            <text:p>122</text:p>
          </table:table-cell>
          <table:table-cell office:value-type="float" office:value="3171" calcext:value-type="float">
            <text:p>3171</text:p>
          </table:table-cell>
          <table:table-cell office:value-type="float" office:value="3306" calcext:value-type="float">
            <text:p>3306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896" calcext:value-type="float">
            <text:p>38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3" calcext:value-type="float">
            <text:p>123</text:p>
          </table:table-cell>
          <table:table-cell office:value-type="float" office:value="3172" calcext:value-type="float">
            <text:p>3172</text:p>
          </table:table-cell>
          <table:table-cell office:value-type="float" office:value="3305" calcext:value-type="float">
            <text:p>3305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857" calcext:value-type="float">
            <text:p>385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4" calcext:value-type="float">
            <text:p>124</text:p>
          </table:table-cell>
          <table:table-cell office:value-type="float" office:value="3174" calcext:value-type="float">
            <text:p>3174</text:p>
          </table:table-cell>
          <table:table-cell office:value-type="float" office:value="3308" calcext:value-type="float">
            <text:p>3308</text:p>
          </table:table-cell>
          <table:table-cell office:value-type="float" office:value="3539" calcext:value-type="float">
            <text:p>3539</text:p>
          </table:table-cell>
          <table:table-cell office:value-type="float" office:value="3547" calcext:value-type="float">
            <text:p>3547</text:p>
          </table:table-cell>
          <table:table-cell office:value-type="float" office:value="3782" calcext:value-type="float">
            <text:p>378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5" calcext:value-type="float">
            <text:p>125</text:p>
          </table:table-cell>
          <table:table-cell office:value-type="float" office:value="3176" calcext:value-type="float">
            <text:p>3176</text:p>
          </table:table-cell>
          <table:table-cell office:value-type="float" office:value="3304" calcext:value-type="float">
            <text:p>3304</text:p>
          </table:table-cell>
          <table:table-cell office:value-type="float" office:value="3538" calcext:value-type="float">
            <text:p>3538</text:p>
          </table:table-cell>
          <table:table-cell office:value-type="float" office:value="3549" calcext:value-type="float">
            <text:p>3549</text:p>
          </table:table-cell>
          <table:table-cell office:value-type="float" office:value="3719" calcext:value-type="float">
            <text:p>37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6" calcext:value-type="float">
            <text:p>126</text:p>
          </table:table-cell>
          <table:table-cell office:value-type="float" office:value="3179" calcext:value-type="float">
            <text:p>3179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642" calcext:value-type="float">
            <text:p>364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7" calcext:value-type="float">
            <text:p>127</text:p>
          </table:table-cell>
          <table:table-cell office:value-type="float" office:value="3179" calcext:value-type="float">
            <text:p>3179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42" calcext:value-type="float">
            <text:p>3542</text:p>
          </table:table-cell>
          <table:table-cell office:value-type="float" office:value="3569" calcext:value-type="float">
            <text:p>35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8" calcext:value-type="float">
            <text:p>128</text:p>
          </table:table-cell>
          <table:table-cell office:value-type="float" office:value="3180" calcext:value-type="float">
            <text:p>3180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494" calcext:value-type="float">
            <text:p>349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9" calcext:value-type="float">
            <text:p>129</text:p>
          </table:table-cell>
          <table:table-cell office:value-type="float" office:value="3180" calcext:value-type="float">
            <text:p>3180</text:p>
          </table:table-cell>
          <table:table-cell office:value-type="float" office:value="3299" calcext:value-type="float">
            <text:p>3299</text:p>
          </table:table-cell>
          <table:table-cell office:value-type="float" office:value="3534" calcext:value-type="float">
            <text:p>3534</text:p>
          </table:table-cell>
          <table:table-cell office:value-type="float" office:value="3543" calcext:value-type="float">
            <text:p>3543</text:p>
          </table:table-cell>
          <table:table-cell office:value-type="float" office:value="3416" calcext:value-type="float">
            <text:p>34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0" calcext:value-type="float">
            <text:p>130</text:p>
          </table:table-cell>
          <table:table-cell office:value-type="float" office:value="3179" calcext:value-type="float">
            <text:p>3179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363" calcext:value-type="float">
            <text:p>336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1" calcext:value-type="float">
            <text:p>131</text:p>
          </table:table-cell>
          <table:table-cell office:value-type="float" office:value="3180" calcext:value-type="float">
            <text:p>3180</text:p>
          </table:table-cell>
          <table:table-cell office:value-type="float" office:value="3310" calcext:value-type="float">
            <text:p>3310</text:p>
          </table:table-cell>
          <table:table-cell office:value-type="float" office:value="3534" calcext:value-type="float">
            <text:p>3534</text:p>
          </table:table-cell>
          <table:table-cell office:value-type="float" office:value="3549" calcext:value-type="float">
            <text:p>3549</text:p>
          </table:table-cell>
          <table:table-cell office:value-type="float" office:value="3296" calcext:value-type="float">
            <text:p>32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2" calcext:value-type="float">
            <text:p>132</text:p>
          </table:table-cell>
          <table:table-cell office:value-type="float" office:value="3180" calcext:value-type="float">
            <text:p>3180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260" calcext:value-type="float">
            <text:p>326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3" calcext:value-type="float">
            <text:p>133</text:p>
          </table:table-cell>
          <table:table-cell office:value-type="float" office:value="3182" calcext:value-type="float">
            <text:p>3182</text:p>
          </table:table-cell>
          <table:table-cell office:value-type="float" office:value="3306" calcext:value-type="float">
            <text:p>3306</text:p>
          </table:table-cell>
          <table:table-cell office:value-type="float" office:value="3538" calcext:value-type="float">
            <text:p>3538</text:p>
          </table:table-cell>
          <table:table-cell office:value-type="float" office:value="3551" calcext:value-type="float">
            <text:p>3551</text:p>
          </table:table-cell>
          <table:table-cell office:value-type="float" office:value="3283" calcext:value-type="float">
            <text:p>328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4" calcext:value-type="float">
            <text:p>134</text:p>
          </table:table-cell>
          <table:table-cell office:value-type="float" office:value="3182" calcext:value-type="float">
            <text:p>3182</text:p>
          </table:table-cell>
          <table:table-cell office:value-type="float" office:value="3303" calcext:value-type="float">
            <text:p>3303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334" calcext:value-type="float">
            <text:p>333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5" calcext:value-type="float">
            <text:p>135</text:p>
          </table:table-cell>
          <table:table-cell office:value-type="float" office:value="3182" calcext:value-type="float">
            <text:p>3182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393" calcext:value-type="float">
            <text:p>339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6" calcext:value-type="float">
            <text:p>136</text:p>
          </table:table-cell>
          <table:table-cell office:value-type="float" office:value="3183" calcext:value-type="float">
            <text:p>3183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451" calcext:value-type="float">
            <text:p>34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7" calcext:value-type="float">
            <text:p>137</text:p>
          </table:table-cell>
          <table:table-cell office:value-type="float" office:value="3180" calcext:value-type="float">
            <text:p>3180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516" calcext:value-type="float">
            <text:p>35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8" calcext:value-type="float">
            <text:p>138</text:p>
          </table:table-cell>
          <table:table-cell office:value-type="float" office:value="3183" calcext:value-type="float">
            <text:p>3183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596" calcext:value-type="float">
            <text:p>35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9" calcext:value-type="float">
            <text:p>139</text:p>
          </table:table-cell>
          <table:table-cell office:value-type="float" office:value="3180" calcext:value-type="float">
            <text:p>3180</text:p>
          </table:table-cell>
          <table:table-cell office:value-type="float" office:value="3306" calcext:value-type="float">
            <text:p>3306</text:p>
          </table:table-cell>
          <table:table-cell office:value-type="float" office:value="3538" calcext:value-type="float">
            <text:p>3538</text:p>
          </table:table-cell>
          <table:table-cell office:value-type="float" office:value="3548" calcext:value-type="float">
            <text:p>3548</text:p>
          </table:table-cell>
          <table:table-cell office:value-type="float" office:value="3676" calcext:value-type="float">
            <text:p>36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0" calcext:value-type="float">
            <text:p>140</text:p>
          </table:table-cell>
          <table:table-cell office:value-type="float" office:value="3183" calcext:value-type="float">
            <text:p>3183</text:p>
          </table:table-cell>
          <table:table-cell office:value-type="float" office:value="3309" calcext:value-type="float">
            <text:p>3309</text:p>
          </table:table-cell>
          <table:table-cell office:value-type="float" office:value="3536" calcext:value-type="float">
            <text:p>3536</text:p>
          </table:table-cell>
          <table:table-cell office:value-type="float" office:value="3547" calcext:value-type="float">
            <text:p>3547</text:p>
          </table:table-cell>
          <table:table-cell office:value-type="float" office:value="3759" calcext:value-type="float">
            <text:p>375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1" calcext:value-type="float">
            <text:p>141</text:p>
          </table:table-cell>
          <table:table-cell office:value-type="float" office:value="3184" calcext:value-type="float">
            <text:p>3184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849" calcext:value-type="float">
            <text:p>384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2" calcext:value-type="float">
            <text:p>142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917" calcext:value-type="float">
            <text:p>391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3" calcext:value-type="float">
            <text:p>143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8" calcext:value-type="float">
            <text:p>3538</text:p>
          </table:table-cell>
          <table:table-cell office:value-type="float" office:value="3556" calcext:value-type="float">
            <text:p>3556</text:p>
          </table:table-cell>
          <table:table-cell office:value-type="float" office:value="3870" calcext:value-type="float">
            <text:p>38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4" calcext:value-type="float">
            <text:p>144</text:p>
          </table:table-cell>
          <table:table-cell office:value-type="float" office:value="3186" calcext:value-type="float">
            <text:p>3186</text:p>
          </table:table-cell>
          <table:table-cell office:value-type="float" office:value="3304" calcext:value-type="float">
            <text:p>3304</text:p>
          </table:table-cell>
          <table:table-cell office:value-type="float" office:value="3538" calcext:value-type="float">
            <text:p>3538</text:p>
          </table:table-cell>
          <table:table-cell office:value-type="float" office:value="3540" calcext:value-type="float">
            <text:p>3540</text:p>
          </table:table-cell>
          <table:table-cell office:value-type="float" office:value="3792" calcext:value-type="float">
            <text:p>379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5" calcext:value-type="float">
            <text:p>145</text:p>
          </table:table-cell>
          <table:table-cell office:value-type="float" office:value="3184" calcext:value-type="float">
            <text:p>3184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720" calcext:value-type="float">
            <text:p>37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6" calcext:value-type="float">
            <text:p>146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649" calcext:value-type="float">
            <text:p>364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7" calcext:value-type="float">
            <text:p>147</text:p>
          </table:table-cell>
          <table:table-cell office:value-type="float" office:value="3182" calcext:value-type="float">
            <text:p>3182</text:p>
          </table:table-cell>
          <table:table-cell office:value-type="float" office:value="3307" calcext:value-type="float">
            <text:p>3307</text:p>
          </table:table-cell>
          <table:table-cell office:value-type="float" office:value="3538" calcext:value-type="float">
            <text:p>3538</text:p>
          </table:table-cell>
          <table:table-cell office:value-type="float" office:value="3549" calcext:value-type="float">
            <text:p>3549</text:p>
          </table:table-cell>
          <table:table-cell office:value-type="float" office:value="3576" calcext:value-type="float">
            <text:p>35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8" calcext:value-type="float">
            <text:p>148</text:p>
          </table:table-cell>
          <table:table-cell office:value-type="float" office:value="3184" calcext:value-type="float">
            <text:p>3184</text:p>
          </table:table-cell>
          <table:table-cell office:value-type="float" office:value="3311" calcext:value-type="float">
            <text:p>3311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504" calcext:value-type="float">
            <text:p>35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9" calcext:value-type="float">
            <text:p>149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418" calcext:value-type="float">
            <text:p>341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0" calcext:value-type="float">
            <text:p>150</text:p>
          </table:table-cell>
          <table:table-cell office:value-type="float" office:value="3170" calcext:value-type="float">
            <text:p>3170</text:p>
          </table:table-cell>
          <table:table-cell office:value-type="float" office:value="3306" calcext:value-type="float">
            <text:p>3306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370" calcext:value-type="float">
            <text:p>33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1" calcext:value-type="float">
            <text:p>151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9" calcext:value-type="float">
            <text:p>3549</text:p>
          </table:table-cell>
          <table:table-cell office:value-type="float" office:value="3304" calcext:value-type="float">
            <text:p>33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2" calcext:value-type="float">
            <text:p>152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264" calcext:value-type="float">
            <text:p>326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3" calcext:value-type="float">
            <text:p>153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285" calcext:value-type="float">
            <text:p>328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4" calcext:value-type="float">
            <text:p>154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9" calcext:value-type="float">
            <text:p>3539</text:p>
          </table:table-cell>
          <table:table-cell office:value-type="float" office:value="3551" calcext:value-type="float">
            <text:p>3551</text:p>
          </table:table-cell>
          <table:table-cell office:value-type="float" office:value="3339" calcext:value-type="float">
            <text:p>333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5" calcext:value-type="float">
            <text:p>155</text:p>
          </table:table-cell>
          <table:table-cell office:value-type="float" office:value="3183" calcext:value-type="float">
            <text:p>3183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394" calcext:value-type="float">
            <text:p>339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6" calcext:value-type="float">
            <text:p>156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457" calcext:value-type="float">
            <text:p>345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7" calcext:value-type="float">
            <text:p>157</text:p>
          </table:table-cell>
          <table:table-cell office:value-type="float" office:value="3185" calcext:value-type="float">
            <text:p>3185</text:p>
          </table:table-cell>
          <table:table-cell office:value-type="float" office:value="3303" calcext:value-type="float">
            <text:p>3303</text:p>
          </table:table-cell>
          <table:table-cell office:value-type="float" office:value="3538" calcext:value-type="float">
            <text:p>3538</text:p>
          </table:table-cell>
          <table:table-cell office:value-type="float" office:value="3549" calcext:value-type="float">
            <text:p>3549</text:p>
          </table:table-cell>
          <table:table-cell office:value-type="float" office:value="3526" calcext:value-type="float">
            <text:p>352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8" calcext:value-type="float">
            <text:p>158</text:p>
          </table:table-cell>
          <table:table-cell office:value-type="float" office:value="3183" calcext:value-type="float">
            <text:p>3183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612" calcext:value-type="float">
            <text:p>361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9" calcext:value-type="float">
            <text:p>159</text:p>
          </table:table-cell>
          <table:table-cell office:value-type="float" office:value="3184" calcext:value-type="float">
            <text:p>3184</text:p>
          </table:table-cell>
          <table:table-cell office:value-type="float" office:value="3312" calcext:value-type="float">
            <text:p>3312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684" calcext:value-type="float">
            <text:p>368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0" calcext:value-type="float">
            <text:p>160</text:p>
          </table:table-cell>
          <table:table-cell office:value-type="float" office:value="3184" calcext:value-type="float">
            <text:p>3184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771" calcext:value-type="float">
            <text:p>377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1" calcext:value-type="float">
            <text:p>161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8" calcext:value-type="float">
            <text:p>3538</text:p>
          </table:table-cell>
          <table:table-cell office:value-type="float" office:value="3548" calcext:value-type="float">
            <text:p>3548</text:p>
          </table:table-cell>
          <table:table-cell office:value-type="float" office:value="3870" calcext:value-type="float">
            <text:p>38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2" calcext:value-type="float">
            <text:p>162</text:p>
          </table:table-cell>
          <table:table-cell office:value-type="float" office:value="3183" calcext:value-type="float">
            <text:p>3183</text:p>
          </table:table-cell>
          <table:table-cell office:value-type="float" office:value="3284" calcext:value-type="float">
            <text:p>3284</text:p>
          </table:table-cell>
          <table:table-cell office:value-type="float" office:value="3536" calcext:value-type="float">
            <text:p>3536</text:p>
          </table:table-cell>
          <table:table-cell office:value-type="float" office:value="3551" calcext:value-type="float">
            <text:p>3551</text:p>
          </table:table-cell>
          <table:table-cell office:value-type="float" office:value="3921" calcext:value-type="float">
            <text:p>392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3" calcext:value-type="float">
            <text:p>163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886" calcext:value-type="float">
            <text:p>388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4" calcext:value-type="float">
            <text:p>164</text:p>
          </table:table-cell>
          <table:table-cell office:value-type="float" office:value="3185" calcext:value-type="float">
            <text:p>3185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49" calcext:value-type="float">
            <text:p>3549</text:p>
          </table:table-cell>
          <table:table-cell office:value-type="float" office:value="3806" calcext:value-type="float">
            <text:p>380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5" calcext:value-type="float">
            <text:p>165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8" calcext:value-type="float">
            <text:p>3538</text:p>
          </table:table-cell>
          <table:table-cell office:value-type="float" office:value="3548" calcext:value-type="float">
            <text:p>3548</text:p>
          </table:table-cell>
          <table:table-cell office:value-type="float" office:value="3742" calcext:value-type="float">
            <text:p>374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6" calcext:value-type="float">
            <text:p>166</text:p>
          </table:table-cell>
          <table:table-cell office:value-type="float" office:value="3184" calcext:value-type="float">
            <text:p>3184</text:p>
          </table:table-cell>
          <table:table-cell office:value-type="float" office:value="3310" calcext:value-type="float">
            <text:p>3310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670" calcext:value-type="float">
            <text:p>36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7" calcext:value-type="float">
            <text:p>167</text:p>
          </table:table-cell>
          <table:table-cell office:value-type="float" office:value="3185" calcext:value-type="float">
            <text:p>3185</text:p>
          </table:table-cell>
          <table:table-cell office:value-type="float" office:value="3300" calcext:value-type="float">
            <text:p>3300</text:p>
          </table:table-cell>
          <table:table-cell office:value-type="float" office:value="3540" calcext:value-type="float">
            <text:p>3540</text:p>
          </table:table-cell>
          <table:table-cell office:value-type="float" office:value="3552" calcext:value-type="float">
            <text:p>3552</text:p>
          </table:table-cell>
          <table:table-cell office:value-type="float" office:value="3599" calcext:value-type="float">
            <text:p>359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8" calcext:value-type="float">
            <text:p>168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9" calcext:value-type="float">
            <text:p>169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9" calcext:value-type="float">
            <text:p>3539</text:p>
          </table:table-cell>
          <table:table-cell office:value-type="float" office:value="3550" calcext:value-type="float">
            <text:p>3550</text:p>
          </table:table-cell>
          <table:table-cell office:value-type="float" office:value="3446" calcext:value-type="float">
            <text:p>34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0" calcext:value-type="float">
            <text:p>170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5" calcext:value-type="float">
            <text:p>3535</text:p>
          </table:table-cell>
          <table:table-cell office:value-type="float" office:value="3550" calcext:value-type="float">
            <text:p>3550</text:p>
          </table:table-cell>
          <table:table-cell office:value-type="float" office:value="3380" calcext:value-type="float">
            <text:p>33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1" calcext:value-type="float">
            <text:p>171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314" calcext:value-type="float">
            <text:p>331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2" calcext:value-type="float">
            <text:p>172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278" calcext:value-type="float">
            <text:p>32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3" calcext:value-type="float">
            <text:p>173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307" calcext:value-type="float">
            <text:p>330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4" calcext:value-type="float">
            <text:p>174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6" calcext:value-type="float">
            <text:p>3536</text:p>
          </table:table-cell>
          <table:table-cell office:value-type="float" office:value="3551" calcext:value-type="float">
            <text:p>3551</text:p>
          </table:table-cell>
          <table:table-cell office:value-type="float" office:value="3351" calcext:value-type="float">
            <text:p>33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5" calcext:value-type="float">
            <text:p>175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407" calcext:value-type="float">
            <text:p>340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6" calcext:value-type="float">
            <text:p>176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4" calcext:value-type="float">
            <text:p>3534</text:p>
          </table:table-cell>
          <table:table-cell office:value-type="float" office:value="3548" calcext:value-type="float">
            <text:p>3548</text:p>
          </table:table-cell>
          <table:table-cell office:value-type="float" office:value="3475" calcext:value-type="float">
            <text:p>347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7" calcext:value-type="float">
            <text:p>177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4" calcext:value-type="float">
            <text:p>3534</text:p>
          </table:table-cell>
          <table:table-cell office:value-type="float" office:value="3544" calcext:value-type="float">
            <text:p>3544</text:p>
          </table:table-cell>
          <table:table-cell office:value-type="float" office:value="3541" calcext:value-type="float">
            <text:p>354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8" calcext:value-type="float">
            <text:p>178</text:p>
          </table:table-cell>
          <table:table-cell office:value-type="float" office:value="3184" calcext:value-type="float">
            <text:p>3184</text:p>
          </table:table-cell>
          <table:table-cell office:value-type="float" office:value="3307" calcext:value-type="float">
            <text:p>3307</text:p>
          </table:table-cell>
          <table:table-cell office:value-type="float" office:value="3528" calcext:value-type="float">
            <text:p>3528</text:p>
          </table:table-cell>
          <table:table-cell office:value-type="float" office:value="3551" calcext:value-type="float">
            <text:p>3551</text:p>
          </table:table-cell>
          <table:table-cell office:value-type="float" office:value="3633" calcext:value-type="float">
            <text:p>363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9" calcext:value-type="float">
            <text:p>179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704" calcext:value-type="float">
            <text:p>37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0" calcext:value-type="float">
            <text:p>180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778" calcext:value-type="float">
            <text:p>37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1" calcext:value-type="float">
            <text:p>181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889" calcext:value-type="float">
            <text:p>388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2" calcext:value-type="float">
            <text:p>182</text:p>
          </table:table-cell>
          <table:table-cell office:value-type="float" office:value="3184" calcext:value-type="float">
            <text:p>3184</text:p>
          </table:table-cell>
          <table:table-cell office:value-type="float" office:value="3310" calcext:value-type="float">
            <text:p>3310</text:p>
          </table:table-cell>
          <table:table-cell office:value-type="float" office:value="3535" calcext:value-type="float">
            <text:p>3535</text:p>
          </table:table-cell>
          <table:table-cell office:value-type="float" office:value="3549" calcext:value-type="float">
            <text:p>3549</text:p>
          </table:table-cell>
          <table:table-cell office:value-type="float" office:value="3952" calcext:value-type="float">
            <text:p>39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3" calcext:value-type="float">
            <text:p>183</text:p>
          </table:table-cell>
          <table:table-cell office:value-type="float" office:value="3180" calcext:value-type="float">
            <text:p>3180</text:p>
          </table:table-cell>
          <table:table-cell office:value-type="float" office:value="3308" calcext:value-type="float">
            <text:p>3308</text:p>
          </table:table-cell>
          <table:table-cell office:value-type="float" office:value="3530" calcext:value-type="float">
            <text:p>3530</text:p>
          </table:table-cell>
          <table:table-cell office:value-type="float" office:value="3552" calcext:value-type="float">
            <text:p>3552</text:p>
          </table:table-cell>
          <table:table-cell office:value-type="float" office:value="3910" calcext:value-type="float">
            <text:p>391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4" calcext:value-type="float">
            <text:p>184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0" calcext:value-type="float">
            <text:p>3530</text:p>
          </table:table-cell>
          <table:table-cell office:value-type="float" office:value="3548" calcext:value-type="float">
            <text:p>3548</text:p>
          </table:table-cell>
          <table:table-cell office:value-type="float" office:value="3835" calcext:value-type="float">
            <text:p>38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5" calcext:value-type="float">
            <text:p>185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6" calcext:value-type="float">
            <text:p>3536</text:p>
          </table:table-cell>
          <table:table-cell office:value-type="float" office:value="3543" calcext:value-type="float">
            <text:p>3543</text:p>
          </table:table-cell>
          <table:table-cell office:value-type="float" office:value="3763" calcext:value-type="float">
            <text:p>376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6" calcext:value-type="float">
            <text:p>186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695" calcext:value-type="float">
            <text:p>369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7" calcext:value-type="float">
            <text:p>187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5" calcext:value-type="float">
            <text:p>3535</text:p>
          </table:table-cell>
          <table:table-cell office:value-type="float" office:value="3549" calcext:value-type="float">
            <text:p>3549</text:p>
          </table:table-cell>
          <table:table-cell office:value-type="float" office:value="3620" calcext:value-type="float">
            <text:p>36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8" calcext:value-type="float">
            <text:p>188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28" calcext:value-type="float">
            <text:p>3528</text:p>
          </table:table-cell>
          <table:table-cell office:value-type="float" office:value="3551" calcext:value-type="float">
            <text:p>3551</text:p>
          </table:table-cell>
          <table:table-cell office:value-type="float" office:value="3537" calcext:value-type="float">
            <text:p>353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9" calcext:value-type="float">
            <text:p>189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3" calcext:value-type="float">
            <text:p>3533</text:p>
          </table:table-cell>
          <table:table-cell office:value-type="float" office:value="3548" calcext:value-type="float">
            <text:p>3548</text:p>
          </table:table-cell>
          <table:table-cell office:value-type="float" office:value="3468" calcext:value-type="float">
            <text:p>34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0" calcext:value-type="float">
            <text:p>190</text:p>
          </table:table-cell>
          <table:table-cell office:value-type="float" office:value="3184" calcext:value-type="float">
            <text:p>3184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398" calcext:value-type="float">
            <text:p>339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1" calcext:value-type="float">
            <text:p>191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4" calcext:value-type="float">
            <text:p>3534</text:p>
          </table:table-cell>
          <table:table-cell office:value-type="float" office:value="3553" calcext:value-type="float">
            <text:p>3553</text:p>
          </table:table-cell>
          <table:table-cell office:value-type="float" office:value="3330" calcext:value-type="float">
            <text:p>333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2" calcext:value-type="float">
            <text:p>192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4" calcext:value-type="float">
            <text:p>3534</text:p>
          </table:table-cell>
          <table:table-cell office:value-type="float" office:value="3552" calcext:value-type="float">
            <text:p>3552</text:p>
          </table:table-cell>
          <table:table-cell office:value-type="float" office:value="3287" calcext:value-type="float">
            <text:p>328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3" calcext:value-type="float">
            <text:p>193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0" calcext:value-type="float">
            <text:p>3530</text:p>
          </table:table-cell>
          <table:table-cell office:value-type="float" office:value="3550" calcext:value-type="float">
            <text:p>3550</text:p>
          </table:table-cell>
          <table:table-cell office:value-type="float" office:value="3320" calcext:value-type="float">
            <text:p>33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4" calcext:value-type="float">
            <text:p>194</text:p>
          </table:table-cell>
          <table:table-cell office:value-type="float" office:value="3186" calcext:value-type="float">
            <text:p>3186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47" calcext:value-type="float">
            <text:p>3547</text:p>
          </table:table-cell>
          <table:table-cell office:value-type="float" office:value="3374" calcext:value-type="float">
            <text:p>337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5" calcext:value-type="float">
            <text:p>195</text:p>
          </table:table-cell>
          <table:table-cell office:value-type="float" office:value="3184" calcext:value-type="float">
            <text:p>3184</text:p>
          </table:table-cell>
          <table:table-cell office:value-type="float" office:value="3290" calcext:value-type="float">
            <text:p>3290</text:p>
          </table:table-cell>
          <table:table-cell office:value-type="float" office:value="3532" calcext:value-type="float">
            <text:p>3532</text:p>
          </table:table-cell>
          <table:table-cell office:value-type="float" office:value="3549" calcext:value-type="float">
            <text:p>3549</text:p>
          </table:table-cell>
          <table:table-cell office:value-type="float" office:value="3422" calcext:value-type="float">
            <text:p>342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6" calcext:value-type="float">
            <text:p>196</text:p>
          </table:table-cell>
          <table:table-cell office:value-type="float" office:value="3184" calcext:value-type="float">
            <text:p>3184</text:p>
          </table:table-cell>
          <table:table-cell office:value-type="float" office:value="3304" calcext:value-type="float">
            <text:p>3304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492" calcext:value-type="float">
            <text:p>349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7" calcext:value-type="float">
            <text:p>197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566" calcext:value-type="float">
            <text:p>356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8" calcext:value-type="float">
            <text:p>198</text:p>
          </table:table-cell>
          <table:table-cell office:value-type="float" office:value="3184" calcext:value-type="float">
            <text:p>3184</text:p>
          </table:table-cell>
          <table:table-cell office:value-type="float" office:value="3312" calcext:value-type="float">
            <text:p>3312</text:p>
          </table:table-cell>
          <table:table-cell office:value-type="float" office:value="3533" calcext:value-type="float">
            <text:p>3533</text:p>
          </table:table-cell>
          <table:table-cell office:value-type="float" office:value="3547" calcext:value-type="float">
            <text:p>3547</text:p>
          </table:table-cell>
          <table:table-cell office:value-type="float" office:value="3646" calcext:value-type="float">
            <text:p>36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9" calcext:value-type="float">
            <text:p>199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729" calcext:value-type="float">
            <text:p>372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00" calcext:value-type="float">
            <text:p>200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2" calcext:value-type="float">
            <text:p>3532</text:p>
          </table:table-cell>
          <table:table-cell office:value-type="float" office:value="3550" calcext:value-type="float">
            <text:p>3550</text:p>
          </table:table-cell>
          <table:table-cell office:value-type="float" office:value="3811" calcext:value-type="float">
            <text:p>381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3T16:22:40.626012076</meta:creation-date>
    <dc:date>2022-04-24T10:03:53.566678889</dc:date>
    <meta:editing-duration>PT4M30S</meta:editing-duration>
    <meta:editing-cycles>1</meta:editing-cycles>
    <meta:document-statistic meta:table-count="1" meta:cell-count="1615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fo:text-shadow="1pt 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948cm" svg:height="23.595cm" xlink:href=".." xlink:type="simple" chart:class="chart:line" chart:style-name="ch1">
        <chart:title svg:x="14.498cm" svg:y="0.606cm" chart:style-name="ch2">
          <text:p>ts=5ms Muestras=200 ki=kd=0</text:p>
        </chart:title>
        <chart:legend chart:legend-position="end" svg:x="39.281cm" svg:y="10.253cm" style:legend-expansion="high" chart:style-name="ch3"/>
        <chart:plot-area chart:style-name="ch4" table:cell-range-address="Hoja1.C1:Hoja1.H202" chart:data-source-has-labels="row" svg:x="0.838cm" svg:y="2.66cm" svg:width="37.605cm" svg:height="20.464cm">
          <chartooo:coordinate-region svg:x="1.83cm" svg:y="2.781cm" svg:width="36.472cm" svg:height="19.3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202" chart:label-cell-address="Hoja1.C1:Hoja1.C1" chart:class="chart:line">
            <chart:data-point chart:repeated="201"/>
          </chart:series>
          <chart:series chart:style-name="ch8" chart:values-cell-range-address="Hoja1.D2:Hoja1.D202" chart:label-cell-address="Hoja1.D1:Hoja1.D1" chart:class="chart:line">
            <chart:data-point chart:repeated="201"/>
          </chart:series>
          <chart:series chart:style-name="ch9" chart:values-cell-range-address="Hoja1.E2:Hoja1.E202" chart:label-cell-address="Hoja1.E1:Hoja1.E1" chart:class="chart:line">
            <chart:data-point chart:repeated="201"/>
          </chart:series>
          <chart:series chart:style-name="ch10" chart:values-cell-range-address="Hoja1.F2:Hoja1.F202" chart:label-cell-address="Hoja1.F1:Hoja1.F1" chart:class="chart:line">
            <chart:data-point chart:repeated="201"/>
          </chart:series>
          <chart:series chart:style-name="ch11" chart:values-cell-range-address="Hoja1.G2:Hoja1.G202" chart:label-cell-address="Hoja1.G1:Hoja1.G1" chart:class="chart:line">
            <chart:data-point chart:repeated="201"/>
          </chart:series>
          <chart:series chart:style-name="ch12" chart:values-cell-range-address="Hoja1.H2:Hoja1.H202" chart:label-cell-address="Hoja1.H1:Hoja1.H1" chart:class="chart:line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=5</text:p>
                <draw:g>
                  <svg:desc>Hoja1.C1:Hoja1.C1</svg:desc>
                </draw:g>
              </table:table-cell>
              <table:table-cell office:value-type="string">
                <text:p>Kp=8</text:p>
                <draw:g>
                  <svg:desc>Hoja1.D1:Hoja1.D1</svg:desc>
                </draw:g>
              </table:table-cell>
              <table:table-cell office:value-type="string">
                <text:p>Kp=16</text:p>
                <draw:g>
                  <svg:desc>Hoja1.E1:Hoja1.E1</svg:desc>
                </draw:g>
              </table:table-cell>
              <table:table-cell office:value-type="string">
                <text:p>Kp=20</text:p>
                <draw:g>
                  <svg:desc>Hoja1.F1:Hoja1.F1</svg:desc>
                </draw:g>
              </table:table-cell>
              <table:table-cell office:value-type="string">
                <text:p>Kp=26</text:p>
                <draw:g>
                  <svg:desc>Hoja1.G1:Hoja1.G1</svg:desc>
                </draw:g>
              </table:table-cell>
              <table:table-cell office:value-type="string">
                <text:p>SetPoint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">
                <text:p>466</text:p>
                <draw:g>
                  <svg:desc>Hoja1.C2:Hoja1.C202</svg:desc>
                </draw:g>
              </table:table-cell>
              <table:table-cell office:value-type="float" office:value="573">
                <text:p>573</text:p>
                <draw:g>
                  <svg:desc>Hoja1.D2:Hoja1.D202</svg:desc>
                </draw:g>
              </table:table-cell>
              <table:table-cell office:value-type="float" office:value="468">
                <text:p>468</text:p>
                <draw:g>
                  <svg:desc>Hoja1.E2:Hoja1.E202</svg:desc>
                </draw:g>
              </table:table-cell>
              <table:table-cell office:value-type="float" office:value="407">
                <text:p>407</text:p>
                <draw:g>
                  <svg:desc>Hoja1.F2:Hoja1.F202</svg:desc>
                </draw:g>
              </table:table-cell>
              <table:table-cell office:value-type="float" office:value="273">
                <text:p>273</text:p>
                <draw:g>
                  <svg:desc>Hoja1.G2:Hoja1.G202</svg:desc>
                </draw:g>
              </table:table-cell>
              <table:table-cell office:value-type="float" office:value="3500">
                <text:p>3500</text:p>
                <draw:g>
                  <svg:desc>Hoja1.H2:Hoja1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6">
                <text:p>466</text:p>
              </table:table-cell>
              <table:table-cell office:value-type="float" office:value="572">
                <text:p>572</text:p>
              </table:table-cell>
              <table:table-cell office:value-type="float" office:value="469">
                <text:p>469</text:p>
              </table:table-cell>
              <table:table-cell office:value-type="float" office:value="409">
                <text:p>409</text:p>
              </table:table-cell>
              <table:table-cell office:value-type="float" office:value="273">
                <text:p>27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5">
                <text:p>465</text:p>
              </table:table-cell>
              <table:table-cell office:value-type="float" office:value="572">
                <text:p>572</text:p>
              </table:table-cell>
              <table:table-cell office:value-type="float" office:value="472">
                <text:p>472</text:p>
              </table:table-cell>
              <table:table-cell office:value-type="float" office:value="406">
                <text:p>406</text:p>
              </table:table-cell>
              <table:table-cell office:value-type="float" office:value="280">
                <text:p>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">
                <text:p>466</text:p>
              </table:table-cell>
              <table:table-cell office:value-type="float" office:value="570">
                <text:p>570</text:p>
              </table:table-cell>
              <table:table-cell office:value-type="float" office:value="468">
                <text:p>468</text:p>
              </table:table-cell>
              <table:table-cell office:value-type="float" office:value="405">
                <text:p>405</text:p>
              </table:table-cell>
              <table:table-cell office:value-type="float" office:value="306">
                <text:p>3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">
                <text:p>465</text:p>
              </table:table-cell>
              <table:table-cell office:value-type="float" office:value="572">
                <text:p>572</text:p>
              </table:table-cell>
              <table:table-cell office:value-type="float" office:value="478">
                <text:p>478</text:p>
              </table:table-cell>
              <table:table-cell office:value-type="float" office:value="408">
                <text:p>408</text:p>
              </table:table-cell>
              <table:table-cell office:value-type="float" office:value="340">
                <text:p>34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">
                <text:p>474</text:p>
              </table:table-cell>
              <table:table-cell office:value-type="float" office:value="571">
                <text:p>571</text:p>
              </table:table-cell>
              <table:table-cell office:value-type="float" office:value="499">
                <text:p>499</text:p>
              </table:table-cell>
              <table:table-cell office:value-type="float" office:value="413">
                <text:p>413</text:p>
              </table:table-cell>
              <table:table-cell office:value-type="float" office:value="366">
                <text:p>3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7">
                <text:p>497</text:p>
              </table:table-cell>
              <table:table-cell office:value-type="float" office:value="572">
                <text:p>572</text:p>
              </table:table-cell>
              <table:table-cell office:value-type="float" office:value="535">
                <text:p>535</text:p>
              </table:table-cell>
              <table:table-cell office:value-type="float" office:value="438">
                <text:p>438</text:p>
              </table:table-cell>
              <table:table-cell office:value-type="float" office:value="398">
                <text:p>39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9">
                <text:p>529</text:p>
              </table:table-cell>
              <table:table-cell office:value-type="float" office:value="574">
                <text:p>574</text:p>
              </table:table-cell>
              <table:table-cell office:value-type="float" office:value="561">
                <text:p>561</text:p>
              </table:table-cell>
              <table:table-cell office:value-type="float" office:value="457">
                <text:p>457</text:p>
              </table:table-cell>
              <table:table-cell office:value-type="float" office:value="433">
                <text:p>4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  <table:table-cell office:value-type="float" office:value="571">
                <text:p>571</text:p>
              </table:table-cell>
              <table:table-cell office:value-type="float" office:value="587">
                <text:p>587</text:p>
              </table:table-cell>
              <table:table-cell office:value-type="float" office:value="480">
                <text:p>480</text:p>
              </table:table-cell>
              <table:table-cell office:value-type="float" office:value="460">
                <text:p>4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2">
                <text:p>572</text:p>
              </table:table-cell>
              <table:table-cell office:value-type="float" office:value="577">
                <text:p>577</text:p>
              </table:table-cell>
              <table:table-cell office:value-type="float" office:value="611">
                <text:p>611</text:p>
              </table:table-cell>
              <table:table-cell office:value-type="float" office:value="501">
                <text:p>501</text:p>
              </table:table-cell>
              <table:table-cell office:value-type="float" office:value="491">
                <text:p>49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634">
                <text:p>634</text:p>
              </table:table-cell>
              <table:table-cell office:value-type="float" office:value="532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4">
                <text:p>624</text:p>
              </table:table-cell>
              <table:table-cell office:value-type="float" office:value="622">
                <text:p>622</text:p>
              </table:table-cell>
              <table:table-cell office:value-type="float" office:value="668">
                <text:p>668</text:p>
              </table:table-cell>
              <table:table-cell office:value-type="float" office:value="561">
                <text:p>561</text:p>
              </table:table-cell>
              <table:table-cell office:value-type="float" office:value="569">
                <text:p>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  <table:table-cell office:value-type="float" office:value="700">
                <text:p>700</text:p>
              </table:table-cell>
              <table:table-cell office:value-type="float" office:value="588">
                <text:p>588</text:p>
              </table:table-cell>
              <table:table-cell office:value-type="float" office:value="603">
                <text:p>6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8">
                <text:p>678</text:p>
              </table:table-cell>
              <table:table-cell office:value-type="float" office:value="672">
                <text:p>672</text:p>
              </table:table-cell>
              <table:table-cell office:value-type="float" office:value="738">
                <text:p>738</text:p>
              </table:table-cell>
              <table:table-cell office:value-type="float" office:value="612">
                <text:p>612</text:p>
              </table:table-cell>
              <table:table-cell office:value-type="float" office:value="635">
                <text:p>6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6">
                <text:p>706</text:p>
              </table:table-cell>
              <table:table-cell office:value-type="float" office:value="694">
                <text:p>694</text:p>
              </table:table-cell>
              <table:table-cell office:value-type="float" office:value="769">
                <text:p>769</text:p>
              </table:table-cell>
              <table:table-cell office:value-type="float" office:value="634">
                <text:p>634</text:p>
              </table:table-cell>
              <table:table-cell office:value-type="float" office:value="680">
                <text:p>6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0">
                <text:p>740</text:p>
              </table:table-cell>
              <table:table-cell office:value-type="float" office:value="724">
                <text:p>724</text:p>
              </table:table-cell>
              <table:table-cell office:value-type="float" office:value="813">
                <text:p>813</text:p>
              </table:table-cell>
              <table:table-cell office:value-type="float" office:value="667">
                <text:p>667</text:p>
              </table:table-cell>
              <table:table-cell office:value-type="float" office:value="721">
                <text:p>72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3">
                <text:p>773</text:p>
              </table:table-cell>
              <table:table-cell office:value-type="float" office:value="757">
                <text:p>757</text:p>
              </table:table-cell>
              <table:table-cell office:value-type="float" office:value="851">
                <text:p>851</text:p>
              </table:table-cell>
              <table:table-cell office:value-type="float" office:value="699">
                <text:p>699</text:p>
              </table:table-cell>
              <table:table-cell office:value-type="float" office:value="764">
                <text:p>7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7">
                <text:p>807</text:p>
              </table:table-cell>
              <table:table-cell office:value-type="float" office:value="785">
                <text:p>785</text:p>
              </table:table-cell>
              <table:table-cell office:value-type="float" office:value="891">
                <text:p>891</text:p>
              </table:table-cell>
              <table:table-cell office:value-type="float" office:value="727">
                <text:p>727</text:p>
              </table:table-cell>
              <table:table-cell office:value-type="float" office:value="812">
                <text:p>81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6">
                <text:p>846</text:p>
              </table:table-cell>
              <table:table-cell office:value-type="float" office:value="818">
                <text:p>818</text:p>
              </table:table-cell>
              <table:table-cell office:value-type="float" office:value="931">
                <text:p>931</text:p>
              </table:table-cell>
              <table:table-cell office:value-type="float" office:value="762">
                <text:p>762</text:p>
              </table:table-cell>
              <table:table-cell office:value-type="float" office:value="856">
                <text:p>8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1">
                <text:p>881</text:p>
              </table:table-cell>
              <table:table-cell office:value-type="float" office:value="851">
                <text:p>851</text:p>
              </table:table-cell>
              <table:table-cell office:value-type="float" office:value="975">
                <text:p>975</text:p>
              </table:table-cell>
              <table:table-cell office:value-type="float" office:value="798">
                <text:p>798</text:p>
              </table:table-cell>
              <table:table-cell office:value-type="float" office:value="901">
                <text:p>90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0">
                <text:p>910</text:p>
              </table:table-cell>
              <table:table-cell office:value-type="float" office:value="886">
                <text:p>886</text:p>
              </table:table-cell>
              <table:table-cell office:value-type="float" office:value="1022">
                <text:p>1022</text:p>
              </table:table-cell>
              <table:table-cell office:value-type="float" office:value="833">
                <text:p>833</text:p>
              </table:table-cell>
              <table:table-cell office:value-type="float" office:value="952">
                <text:p>9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7">
                <text:p>947</text:p>
              </table:table-cell>
              <table:table-cell office:value-type="float" office:value="918">
                <text:p>918</text:p>
              </table:table-cell>
              <table:table-cell office:value-type="float" office:value="1079">
                <text:p>1079</text:p>
              </table:table-cell>
              <table:table-cell office:value-type="float" office:value="867">
                <text:p>867</text:p>
              </table:table-cell>
              <table:table-cell office:value-type="float" office:value="1003">
                <text:p>10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4">
                <text:p>984</text:p>
              </table:table-cell>
              <table:table-cell office:value-type="float" office:value="956">
                <text:p>956</text:p>
              </table:table-cell>
              <table:table-cell office:value-type="float" office:value="1134">
                <text:p>1134</text:p>
              </table:table-cell>
              <table:table-cell office:value-type="float" office:value="899">
                <text:p>899</text:p>
              </table:table-cell>
              <table:table-cell office:value-type="float" office:value="1063">
                <text:p>10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1">
                <text:p>1031</text:p>
              </table:table-cell>
              <table:table-cell office:value-type="float" office:value="995">
                <text:p>995</text:p>
              </table:table-cell>
              <table:table-cell office:value-type="float" office:value="1196">
                <text:p>1196</text:p>
              </table:table-cell>
              <table:table-cell office:value-type="float" office:value="942">
                <text:p>942</text:p>
              </table:table-cell>
              <table:table-cell office:value-type="float" office:value="1119">
                <text:p>11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6">
                <text:p>1076</text:p>
              </table:table-cell>
              <table:table-cell office:value-type="float" office:value="1047">
                <text:p>1047</text:p>
              </table:table-cell>
              <table:table-cell office:value-type="float" office:value="1258">
                <text:p>1258</text:p>
              </table:table-cell>
              <table:table-cell office:value-type="float" office:value="977">
                <text:p>977</text:p>
              </table:table-cell>
              <table:table-cell office:value-type="float" office:value="1182">
                <text:p>118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6">
                <text:p>1126</text:p>
              </table:table-cell>
              <table:table-cell office:value-type="float" office:value="1096">
                <text:p>1096</text:p>
              </table:table-cell>
              <table:table-cell office:value-type="float" office:value="1318">
                <text:p>1318</text:p>
              </table:table-cell>
              <table:table-cell office:value-type="float" office:value="1019">
                <text:p>1019</text:p>
              </table:table-cell>
              <table:table-cell office:value-type="float" office:value="1247">
                <text:p>12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">
                <text:p>1175</text:p>
              </table:table-cell>
              <table:table-cell office:value-type="float" office:value="1142">
                <text:p>1142</text:p>
              </table:table-cell>
              <table:table-cell office:value-type="float" office:value="1389">
                <text:p>1389</text:p>
              </table:table-cell>
              <table:table-cell office:value-type="float" office:value="1072">
                <text:p>1072</text:p>
              </table:table-cell>
              <table:table-cell office:value-type="float" office:value="1307">
                <text:p>13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3">
                <text:p>1233</text:p>
              </table:table-cell>
              <table:table-cell office:value-type="float" office:value="1200">
                <text:p>1200</text:p>
              </table:table-cell>
              <table:table-cell office:value-type="float" office:value="1451">
                <text:p>1451</text:p>
              </table:table-cell>
              <table:table-cell office:value-type="float" office:value="1119">
                <text:p>1119</text:p>
              </table:table-cell>
              <table:table-cell office:value-type="float" office:value="1358">
                <text:p>135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5">
                <text:p>1295</text:p>
              </table:table-cell>
              <table:table-cell office:value-type="float" office:value="1262">
                <text:p>1262</text:p>
              </table:table-cell>
              <table:table-cell office:value-type="float" office:value="1500">
                <text:p>1500</text:p>
              </table:table-cell>
              <table:table-cell office:value-type="float" office:value="1171">
                <text:p>1171</text:p>
              </table:table-cell>
              <table:table-cell office:value-type="float" office:value="1446">
                <text:p>14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52">
                <text:p>1352</text:p>
              </table:table-cell>
              <table:table-cell office:value-type="float" office:value="1316">
                <text:p>1316</text:p>
              </table:table-cell>
              <table:table-cell office:value-type="float" office:value="1555">
                <text:p>1555</text:p>
              </table:table-cell>
              <table:table-cell office:value-type="float" office:value="1234">
                <text:p>1234</text:p>
              </table:table-cell>
              <table:table-cell office:value-type="float" office:value="1504">
                <text:p>1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9">
                <text:p>1409</text:p>
              </table:table-cell>
              <table:table-cell office:value-type="float" office:value="1384">
                <text:p>1384</text:p>
              </table:table-cell>
              <table:table-cell office:value-type="float" office:value="1611">
                <text:p>1611</text:p>
              </table:table-cell>
              <table:table-cell office:value-type="float" office:value="1297">
                <text:p>1297</text:p>
              </table:table-cell>
              <table:table-cell office:value-type="float" office:value="1564">
                <text:p>15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1">
                <text:p>1461</text:p>
              </table:table-cell>
              <table:table-cell office:value-type="float" office:value="1442">
                <text:p>1442</text:p>
              </table:table-cell>
              <table:table-cell office:value-type="float" office:value="1651">
                <text:p>1651</text:p>
              </table:table-cell>
              <table:table-cell office:value-type="float" office:value="1356">
                <text:p>1356</text:p>
              </table:table-cell>
              <table:table-cell office:value-type="float" office:value="1617">
                <text:p>16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6">
                <text:p>1506</text:p>
              </table:table-cell>
              <table:table-cell office:value-type="float" office:value="1492">
                <text:p>1492</text:p>
              </table:table-cell>
              <table:table-cell office:value-type="float" office:value="1707">
                <text:p>1707</text:p>
              </table:table-cell>
              <table:table-cell office:value-type="float" office:value="1414">
                <text:p>1414</text:p>
              </table:table-cell>
              <table:table-cell office:value-type="float" office:value="1670">
                <text:p>1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67">
                <text:p>1567</text:p>
              </table:table-cell>
              <table:table-cell office:value-type="float" office:value="1547">
                <text:p>1547</text:p>
              </table:table-cell>
              <table:table-cell office:value-type="float" office:value="1745">
                <text:p>1745</text:p>
              </table:table-cell>
              <table:table-cell office:value-type="float" office:value="1470">
                <text:p>1470</text:p>
              </table:table-cell>
              <table:table-cell office:value-type="float" office:value="1732">
                <text:p>173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3">
                <text:p>1613</text:p>
              </table:table-cell>
              <table:table-cell office:value-type="float" office:value="1599">
                <text:p>1599</text:p>
              </table:table-cell>
              <table:table-cell office:value-type="float" office:value="1792">
                <text:p>1792</text:p>
              </table:table-cell>
              <table:table-cell office:value-type="float" office:value="1521">
                <text:p>1521</text:p>
              </table:table-cell>
              <table:table-cell office:value-type="float" office:value="1772">
                <text:p>177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1">
                <text:p>1651</text:p>
              </table:table-cell>
              <table:table-cell office:value-type="float" office:value="1639">
                <text:p>1639</text:p>
              </table:table-cell>
              <table:table-cell office:value-type="float" office:value="1836">
                <text:p>1836</text:p>
              </table:table-cell>
              <table:table-cell office:value-type="float" office:value="1576">
                <text:p>1576</text:p>
              </table:table-cell>
              <table:table-cell office:value-type="float" office:value="1823">
                <text:p>182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2">
                <text:p>1702</text:p>
              </table:table-cell>
              <table:table-cell office:value-type="float" office:value="1685">
                <text:p>1685</text:p>
              </table:table-cell>
              <table:table-cell office:value-type="float" office:value="1886">
                <text:p>1886</text:p>
              </table:table-cell>
              <table:table-cell office:value-type="float" office:value="1622">
                <text:p>1622</text:p>
              </table:table-cell>
              <table:table-cell office:value-type="float" office:value="1878">
                <text:p>18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45">
                <text:p>1745</text:p>
              </table:table-cell>
              <table:table-cell office:value-type="float" office:value="1738">
                <text:p>1738</text:p>
              </table:table-cell>
              <table:table-cell office:value-type="float" office:value="1928">
                <text:p>1928</text:p>
              </table:table-cell>
              <table:table-cell office:value-type="float" office:value="1679">
                <text:p>1679</text:p>
              </table:table-cell>
              <table:table-cell office:value-type="float" office:value="1928">
                <text:p>192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6">
                <text:p>1786</text:p>
              </table:table-cell>
              <table:table-cell office:value-type="float" office:value="1777">
                <text:p>1777</text:p>
              </table:table-cell>
              <table:table-cell office:value-type="float" office:value="1975">
                <text:p>1975</text:p>
              </table:table-cell>
              <table:table-cell office:value-type="float" office:value="1735">
                <text:p>1735</text:p>
              </table:table-cell>
              <table:table-cell office:value-type="float" office:value="1980">
                <text:p>19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34">
                <text:p>1834</text:p>
              </table:table-cell>
              <table:table-cell office:value-type="float" office:value="1823">
                <text:p>1823</text:p>
              </table:table-cell>
              <table:table-cell office:value-type="float" office:value="2012">
                <text:p>2012</text:p>
              </table:table-cell>
              <table:table-cell office:value-type="float" office:value="1776">
                <text:p>1776</text:p>
              </table:table-cell>
              <table:table-cell office:value-type="float" office:value="2022">
                <text:p>20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78">
                <text:p>1878</text:p>
              </table:table-cell>
              <table:table-cell office:value-type="float" office:value="1873">
                <text:p>1873</text:p>
              </table:table-cell>
              <table:table-cell office:value-type="float" office:value="2063">
                <text:p>2063</text:p>
              </table:table-cell>
              <table:table-cell office:value-type="float" office:value="1823">
                <text:p>1823</text:p>
              </table:table-cell>
              <table:table-cell office:value-type="float" office:value="2071">
                <text:p>20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15">
                <text:p>1915</text:p>
              </table:table-cell>
              <table:table-cell office:value-type="float" office:value="1912">
                <text:p>1912</text:p>
              </table:table-cell>
              <table:table-cell office:value-type="float" office:value="2107">
                <text:p>2107</text:p>
              </table:table-cell>
              <table:table-cell office:value-type="float" office:value="1875">
                <text:p>1875</text:p>
              </table:table-cell>
              <table:table-cell office:value-type="float" office:value="2131">
                <text:p>213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2">
                <text:p>1962</text:p>
              </table:table-cell>
              <table:table-cell office:value-type="float" office:value="1966">
                <text:p>1966</text:p>
              </table:table-cell>
              <table:table-cell office:value-type="float" office:value="2151">
                <text:p>2151</text:p>
              </table:table-cell>
              <table:table-cell office:value-type="float" office:value="1922">
                <text:p>1922</text:p>
              </table:table-cell>
              <table:table-cell office:value-type="float" office:value="2171">
                <text:p>21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  <table:table-cell office:value-type="float" office:value="2193">
                <text:p>2193</text:p>
              </table:table-cell>
              <table:table-cell office:value-type="float" office:value="1970">
                <text:p>1970</text:p>
              </table:table-cell>
              <table:table-cell office:value-type="float" office:value="2223">
                <text:p>222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0">
                <text:p>2040</text:p>
              </table:table-cell>
              <table:table-cell office:value-type="float" office:value="2048">
                <text:p>2048</text:p>
              </table:table-cell>
              <table:table-cell office:value-type="float" office:value="2241">
                <text:p>2241</text:p>
              </table:table-cell>
              <table:table-cell office:value-type="float" office:value="2012">
                <text:p>2012</text:p>
              </table:table-cell>
              <table:table-cell office:value-type="float" office:value="2277">
                <text:p>227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84">
                <text:p>2084</text:p>
              </table:table-cell>
              <table:table-cell office:value-type="float" office:value="2097">
                <text:p>2097</text:p>
              </table:table-cell>
              <table:table-cell office:value-type="float" office:value="2292">
                <text:p>2292</text:p>
              </table:table-cell>
              <table:table-cell office:value-type="float" office:value="2062">
                <text:p>2062</text:p>
              </table:table-cell>
              <table:table-cell office:value-type="float" office:value="2334">
                <text:p>23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34">
                <text:p>2134</text:p>
              </table:table-cell>
              <table:table-cell office:value-type="float" office:value="2147">
                <text:p>2147</text:p>
              </table:table-cell>
              <table:table-cell office:value-type="float" office:value="2346">
                <text:p>2346</text:p>
              </table:table-cell>
              <table:table-cell office:value-type="float" office:value="2112">
                <text:p>2112</text:p>
              </table:table-cell>
              <table:table-cell office:value-type="float" office:value="2386">
                <text:p>23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70">
                <text:p>2170</text:p>
              </table:table-cell>
              <table:table-cell office:value-type="float" office:value="2187">
                <text:p>2187</text:p>
              </table:table-cell>
              <table:table-cell office:value-type="float" office:value="2401">
                <text:p>2401</text:p>
              </table:table-cell>
              <table:table-cell office:value-type="float" office:value="2156">
                <text:p>2156</text:p>
              </table:table-cell>
              <table:table-cell office:value-type="float" office:value="2440">
                <text:p>244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15">
                <text:p>2215</text:p>
              </table:table-cell>
              <table:table-cell office:value-type="float" office:value="2231">
                <text:p>2231</text:p>
              </table:table-cell>
              <table:table-cell office:value-type="float" office:value="2450">
                <text:p>2450</text:p>
              </table:table-cell>
              <table:table-cell office:value-type="float" office:value="2202">
                <text:p>2202</text:p>
              </table:table-cell>
              <table:table-cell office:value-type="float" office:value="2500">
                <text:p>2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58">
                <text:p>2258</text:p>
              </table:table-cell>
              <table:table-cell office:value-type="float" office:value="2284">
                <text:p>2284</text:p>
              </table:table-cell>
              <table:table-cell office:value-type="float" office:value="2509">
                <text:p>2509</text:p>
              </table:table-cell>
              <table:table-cell office:value-type="float" office:value="2250">
                <text:p>2250</text:p>
              </table:table-cell>
              <table:table-cell office:value-type="float" office:value="2552">
                <text:p>25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2">
                <text:p>2312</text:p>
              </table:table-cell>
              <table:table-cell office:value-type="float" office:value="2337">
                <text:p>2337</text:p>
              </table:table-cell>
              <table:table-cell office:value-type="float" office:value="2556">
                <text:p>2556</text:p>
              </table:table-cell>
              <table:table-cell office:value-type="float" office:value="2311">
                <text:p>2311</text:p>
              </table:table-cell>
              <table:table-cell office:value-type="float" office:value="2604">
                <text:p>26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54">
                <text:p>2354</text:p>
              </table:table-cell>
              <table:table-cell office:value-type="float" office:value="2386">
                <text:p>2386</text:p>
              </table:table-cell>
              <table:table-cell office:value-type="float" office:value="2609">
                <text:p>2609</text:p>
              </table:table-cell>
              <table:table-cell office:value-type="float" office:value="2358">
                <text:p>2358</text:p>
              </table:table-cell>
              <table:table-cell office:value-type="float" office:value="2642">
                <text:p>26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15">
                <text:p>2415</text:p>
              </table:table-cell>
              <table:table-cell office:value-type="float" office:value="2440">
                <text:p>2440</text:p>
              </table:table-cell>
              <table:table-cell office:value-type="float" office:value="2653">
                <text:p>2653</text:p>
              </table:table-cell>
              <table:table-cell office:value-type="float" office:value="2418">
                <text:p>2418</text:p>
              </table:table-cell>
              <table:table-cell office:value-type="float" office:value="2684">
                <text:p>268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58">
                <text:p>2458</text:p>
              </table:table-cell>
              <table:table-cell office:value-type="float" office:value="2496">
                <text:p>2496</text:p>
              </table:table-cell>
              <table:table-cell office:value-type="float" office:value="2693">
                <text:p>2693</text:p>
              </table:table-cell>
              <table:table-cell office:value-type="float" office:value="2480">
                <text:p>2480</text:p>
              </table:table-cell>
              <table:table-cell office:value-type="float" office:value="2716">
                <text:p>27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1">
                <text:p>2511</text:p>
              </table:table-cell>
              <table:table-cell office:value-type="float" office:value="2544">
                <text:p>2544</text:p>
              </table:table-cell>
              <table:table-cell office:value-type="float" office:value="2731">
                <text:p>2731</text:p>
              </table:table-cell>
              <table:table-cell office:value-type="float" office:value="2528">
                <text:p>2528</text:p>
              </table:table-cell>
              <table:table-cell office:value-type="float" office:value="2748">
                <text:p>274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6">
                <text:p>2556</text:p>
              </table:table-cell>
              <table:table-cell office:value-type="float" office:value="2596">
                <text:p>2596</text:p>
              </table:table-cell>
              <table:table-cell office:value-type="float" office:value="2763">
                <text:p>2763</text:p>
              </table:table-cell>
              <table:table-cell office:value-type="float" office:value="2592">
                <text:p>2592</text:p>
              </table:table-cell>
              <table:table-cell office:value-type="float" office:value="2776">
                <text:p>27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7">
                <text:p>2607</text:p>
              </table:table-cell>
              <table:table-cell office:value-type="float" office:value="2640">
                <text:p>2640</text:p>
              </table:table-cell>
              <table:table-cell office:value-type="float" office:value="2792">
                <text:p>2792</text:p>
              </table:table-cell>
              <table:table-cell office:value-type="float" office:value="2636">
                <text:p>2636</text:p>
              </table:table-cell>
              <table:table-cell office:value-type="float" office:value="2815">
                <text:p>281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41">
                <text:p>2641</text:p>
              </table:table-cell>
              <table:table-cell office:value-type="float" office:value="2678">
                <text:p>2678</text:p>
              </table:table-cell>
              <table:table-cell office:value-type="float" office:value="2833">
                <text:p>2833</text:p>
              </table:table-cell>
              <table:table-cell office:value-type="float" office:value="2684">
                <text:p>2684</text:p>
              </table:table-cell>
              <table:table-cell office:value-type="float" office:value="2850">
                <text:p>28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82">
                <text:p>2682</text:p>
              </table:table-cell>
              <table:table-cell office:value-type="float" office:value="2706">
                <text:p>2706</text:p>
              </table:table-cell>
              <table:table-cell office:value-type="float" office:value="2871">
                <text:p>2871</text:p>
              </table:table-cell>
              <table:table-cell office:value-type="float" office:value="2724">
                <text:p>2724</text:p>
              </table:table-cell>
              <table:table-cell office:value-type="float" office:value="2886">
                <text:p>28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12">
                <text:p>2712</text:p>
              </table:table-cell>
              <table:table-cell office:value-type="float" office:value="2746">
                <text:p>2746</text:p>
              </table:table-cell>
              <table:table-cell office:value-type="float" office:value="2907">
                <text:p>2907</text:p>
              </table:table-cell>
              <table:table-cell office:value-type="float" office:value="2763">
                <text:p>2763</text:p>
              </table:table-cell>
              <table:table-cell office:value-type="float" office:value="2926">
                <text:p>292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44">
                <text:p>2744</text:p>
              </table:table-cell>
              <table:table-cell office:value-type="float" office:value="2776">
                <text:p>2776</text:p>
              </table:table-cell>
              <table:table-cell office:value-type="float" office:value="2942">
                <text:p>2942</text:p>
              </table:table-cell>
              <table:table-cell office:value-type="float" office:value="2792">
                <text:p>2792</text:p>
              </table:table-cell>
              <table:table-cell office:value-type="float" office:value="2951">
                <text:p>29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75">
                <text:p>2775</text:p>
              </table:table-cell>
              <table:table-cell office:value-type="float" office:value="2807">
                <text:p>2807</text:p>
              </table:table-cell>
              <table:table-cell office:value-type="float" office:value="2980">
                <text:p>2980</text:p>
              </table:table-cell>
              <table:table-cell office:value-type="float" office:value="2839">
                <text:p>2839</text:p>
              </table:table-cell>
              <table:table-cell office:value-type="float" office:value="2993">
                <text:p>29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02">
                <text:p>2802</text:p>
              </table:table-cell>
              <table:table-cell office:value-type="float" office:value="2844">
                <text:p>2844</text:p>
              </table:table-cell>
              <table:table-cell office:value-type="float" office:value="3016">
                <text:p>3016</text:p>
              </table:table-cell>
              <table:table-cell office:value-type="float" office:value="2884">
                <text:p>2884</text:p>
              </table:table-cell>
              <table:table-cell office:value-type="float" office:value="3025">
                <text:p>302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21">
                <text:p>2821</text:p>
              </table:table-cell>
              <table:table-cell office:value-type="float" office:value="2884">
                <text:p>2884</text:p>
              </table:table-cell>
              <table:table-cell office:value-type="float" office:value="3057">
                <text:p>3057</text:p>
              </table:table-cell>
              <table:table-cell office:value-type="float" office:value="2929">
                <text:p>2929</text:p>
              </table:table-cell>
              <table:table-cell office:value-type="float" office:value="3069">
                <text:p>30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8">
                <text:p>2878</text:p>
              </table:table-cell>
              <table:table-cell office:value-type="float" office:value="2918">
                <text:p>2918</text:p>
              </table:table-cell>
              <table:table-cell office:value-type="float" office:value="3100">
                <text:p>3100</text:p>
              </table:table-cell>
              <table:table-cell office:value-type="float" office:value="2966">
                <text:p>2966</text:p>
              </table:table-cell>
              <table:table-cell office:value-type="float" office:value="3109">
                <text:p>310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02">
                <text:p>2902</text:p>
              </table:table-cell>
              <table:table-cell office:value-type="float" office:value="2948">
                <text:p>2948</text:p>
              </table:table-cell>
              <table:table-cell office:value-type="float" office:value="3140">
                <text:p>3140</text:p>
              </table:table-cell>
              <table:table-cell office:value-type="float" office:value="3010">
                <text:p>3010</text:p>
              </table:table-cell>
              <table:table-cell office:value-type="float" office:value="3151">
                <text:p>31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26">
                <text:p>2926</text:p>
              </table:table-cell>
              <table:table-cell office:value-type="float" office:value="2983">
                <text:p>2983</text:p>
              </table:table-cell>
              <table:table-cell office:value-type="float" office:value="3176">
                <text:p>3176</text:p>
              </table:table-cell>
              <table:table-cell office:value-type="float" office:value="3057">
                <text:p>3057</text:p>
              </table:table-cell>
              <table:table-cell office:value-type="float" office:value="3185">
                <text:p>318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40">
                <text:p>2940</text:p>
              </table:table-cell>
              <table:table-cell office:value-type="float" office:value="3015">
                <text:p>3015</text:p>
              </table:table-cell>
              <table:table-cell office:value-type="float" office:value="3218">
                <text:p>3218</text:p>
              </table:table-cell>
              <table:table-cell office:value-type="float" office:value="3106">
                <text:p>3106</text:p>
              </table:table-cell>
              <table:table-cell office:value-type="float" office:value="3219">
                <text:p>32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52">
                <text:p>2952</text:p>
              </table:table-cell>
              <table:table-cell office:value-type="float" office:value="3057">
                <text:p>3057</text:p>
              </table:table-cell>
              <table:table-cell office:value-type="float" office:value="3281">
                <text:p>3281</text:p>
              </table:table-cell>
              <table:table-cell office:value-type="float" office:value="3153">
                <text:p>3153</text:p>
              </table:table-cell>
              <table:table-cell office:value-type="float" office:value="3267">
                <text:p>326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66">
                <text:p>2966</text:p>
              </table:table-cell>
              <table:table-cell office:value-type="float" office:value="3099">
                <text:p>3099</text:p>
              </table:table-cell>
              <table:table-cell office:value-type="float" office:value="3282">
                <text:p>3282</text:p>
              </table:table-cell>
              <table:table-cell office:value-type="float" office:value="3200">
                <text:p>3200</text:p>
              </table:table-cell>
              <table:table-cell office:value-type="float" office:value="3310">
                <text:p>33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87">
                <text:p>2987</text:p>
              </table:table-cell>
              <table:table-cell office:value-type="float" office:value="3121">
                <text:p>3121</text:p>
              </table:table-cell>
              <table:table-cell office:value-type="float" office:value="3352">
                <text:p>3352</text:p>
              </table:table-cell>
              <table:table-cell office:value-type="float" office:value="3239">
                <text:p>3239</text:p>
              </table:table-cell>
              <table:table-cell office:value-type="float" office:value="3352">
                <text:p>33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9">
                <text:p>2999</text:p>
              </table:table-cell>
              <table:table-cell office:value-type="float" office:value="3159">
                <text:p>3159</text:p>
              </table:table-cell>
              <table:table-cell office:value-type="float" office:value="3408">
                <text:p>3408</text:p>
              </table:table-cell>
              <table:table-cell office:value-type="float" office:value="3288">
                <text:p>3288</text:p>
              </table:table-cell>
              <table:table-cell office:value-type="float" office:value="3408">
                <text:p>340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10">
                <text:p>3010</text:p>
              </table:table-cell>
              <table:table-cell office:value-type="float" office:value="3168">
                <text:p>3168</text:p>
              </table:table-cell>
              <table:table-cell office:value-type="float" office:value="3473">
                <text:p>3473</text:p>
              </table:table-cell>
              <table:table-cell office:value-type="float" office:value="3344">
                <text:p>3344</text:p>
              </table:table-cell>
              <table:table-cell office:value-type="float" office:value="3456">
                <text:p>34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27">
                <text:p>3027</text:p>
              </table:table-cell>
              <table:table-cell office:value-type="float" office:value="3185">
                <text:p>3185</text:p>
              </table:table-cell>
              <table:table-cell office:value-type="float" office:value="3536">
                <text:p>3536</text:p>
              </table:table-cell>
              <table:table-cell office:value-type="float" office:value="3405">
                <text:p>3405</text:p>
              </table:table-cell>
              <table:table-cell office:value-type="float" office:value="3483">
                <text:p>348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5">
                <text:p>3045</text:p>
              </table:table-cell>
              <table:table-cell office:value-type="float" office:value="3212">
                <text:p>3212</text:p>
              </table:table-cell>
              <table:table-cell office:value-type="float" office:value="3599">
                <text:p>3599</text:p>
              </table:table-cell>
              <table:table-cell office:value-type="float" office:value="3473">
                <text:p>3473</text:p>
              </table:table-cell>
              <table:table-cell office:value-type="float" office:value="3504">
                <text:p>3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60">
                <text:p>3060</text:p>
              </table:table-cell>
              <table:table-cell office:value-type="float" office:value="3226">
                <text:p>3226</text:p>
              </table:table-cell>
              <table:table-cell office:value-type="float" office:value="3610">
                <text:p>3610</text:p>
              </table:table-cell>
              <table:table-cell office:value-type="float" office:value="3533">
                <text:p>3533</text:p>
              </table:table-cell>
              <table:table-cell office:value-type="float" office:value="3516">
                <text:p>35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69">
                <text:p>3069</text:p>
              </table:table-cell>
              <table:table-cell office:value-type="float" office:value="3206">
                <text:p>3206</text:p>
              </table:table-cell>
              <table:table-cell office:value-type="float" office:value="3611">
                <text:p>3611</text:p>
              </table:table-cell>
              <table:table-cell office:value-type="float" office:value="3546">
                <text:p>3546</text:p>
              </table:table-cell>
              <table:table-cell office:value-type="float" office:value="3535">
                <text:p>35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79">
                <text:p>3079</text:p>
              </table:table-cell>
              <table:table-cell office:value-type="float" office:value="3267">
                <text:p>3267</text:p>
              </table:table-cell>
              <table:table-cell office:value-type="float" office:value="3610">
                <text:p>3610</text:p>
              </table:table-cell>
              <table:table-cell office:value-type="float" office:value="3547">
                <text:p>3547</text:p>
              </table:table-cell>
              <table:table-cell office:value-type="float" office:value="3546">
                <text:p>35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87">
                <text:p>3087</text:p>
              </table:table-cell>
              <table:table-cell office:value-type="float" office:value="3283">
                <text:p>3283</text:p>
              </table:table-cell>
              <table:table-cell office:value-type="float" office:value="3609">
                <text:p>3609</text:p>
              </table:table-cell>
              <table:table-cell office:value-type="float" office:value="3550">
                <text:p>3550</text:p>
              </table:table-cell>
              <table:table-cell office:value-type="float" office:value="3569">
                <text:p>3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91">
                <text:p>3091</text:p>
              </table:table-cell>
              <table:table-cell office:value-type="float" office:value="3302">
                <text:p>3302</text:p>
              </table:table-cell>
              <table:table-cell office:value-type="float" office:value="3608">
                <text:p>3608</text:p>
              </table:table-cell>
              <table:table-cell office:value-type="float" office:value="3549">
                <text:p>3549</text:p>
              </table:table-cell>
              <table:table-cell office:value-type="float" office:value="3579">
                <text:p>35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9">
                <text:p>3099</text:p>
              </table:table-cell>
              <table:table-cell office:value-type="float" office:value="3294">
                <text:p>3294</text:p>
              </table:table-cell>
              <table:table-cell office:value-type="float" office:value="3607">
                <text:p>3607</text:p>
              </table:table-cell>
              <table:table-cell office:value-type="float" office:value="3548">
                <text:p>3548</text:p>
              </table:table-cell>
              <table:table-cell office:value-type="float" office:value="3601">
                <text:p>360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03">
                <text:p>3103</text:p>
              </table:table-cell>
              <table:table-cell office:value-type="float" office:value="3295">
                <text:p>3295</text:p>
              </table:table-cell>
              <table:table-cell office:value-type="float" office:value="3606">
                <text:p>3606</text:p>
              </table:table-cell>
              <table:table-cell office:value-type="float" office:value="3550">
                <text:p>3550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0">
                <text:p>3110</text:p>
              </table:table-cell>
              <table:table-cell office:value-type="float" office:value="3292">
                <text:p>3292</text:p>
              </table:table-cell>
              <table:table-cell office:value-type="float" office:value="3610">
                <text:p>3610</text:p>
              </table:table-cell>
              <table:table-cell office:value-type="float" office:value="3552">
                <text:p>3552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16">
                <text:p>3116</text:p>
              </table:table-cell>
              <table:table-cell office:value-type="float" office:value="3292">
                <text:p>3292</text:p>
              </table:table-cell>
              <table:table-cell office:value-type="float" office:value="3612">
                <text:p>3612</text:p>
              </table:table-cell>
              <table:table-cell office:value-type="float" office:value="3552">
                <text:p>3552</text:p>
              </table:table-cell>
              <table:table-cell office:value-type="float" office:value="3576">
                <text:p>35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11">
                <text:p>3111</text:p>
              </table:table-cell>
              <table:table-cell office:value-type="float" office:value="3296">
                <text:p>3296</text:p>
              </table:table-cell>
              <table:table-cell office:value-type="float" office:value="3605">
                <text:p>3605</text:p>
              </table:table-cell>
              <table:table-cell office:value-type="float" office:value="3551">
                <text:p>3551</text:p>
              </table:table-cell>
              <table:table-cell office:value-type="float" office:value="3535">
                <text:p>35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22">
                <text:p>3122</text:p>
              </table:table-cell>
              <table:table-cell office:value-type="float" office:value="3293">
                <text:p>3293</text:p>
              </table:table-cell>
              <table:table-cell office:value-type="float" office:value="3596">
                <text:p>3596</text:p>
              </table:table-cell>
              <table:table-cell office:value-type="float" office:value="3551">
                <text:p>3551</text:p>
              </table:table-cell>
              <table:table-cell office:value-type="float" office:value="3502">
                <text:p>35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28">
                <text:p>3128</text:p>
              </table:table-cell>
              <table:table-cell office:value-type="float" office:value="3297">
                <text:p>3297</text:p>
              </table:table-cell>
              <table:table-cell office:value-type="float" office:value="3575">
                <text:p>3575</text:p>
              </table:table-cell>
              <table:table-cell office:value-type="float" office:value="3553">
                <text:p>3553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34">
                <text:p>3134</text:p>
              </table:table-cell>
              <table:table-cell office:value-type="float" office:value="3292">
                <text:p>3292</text:p>
              </table:table-cell>
              <table:table-cell office:value-type="float" office:value="3573">
                <text:p>3573</text:p>
              </table:table-cell>
              <table:table-cell office:value-type="float" office:value="3549">
                <text:p>3549</text:p>
              </table:table-cell>
              <table:table-cell office:value-type="float" office:value="3420">
                <text:p>34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35">
                <text:p>3135</text:p>
              </table:table-cell>
              <table:table-cell office:value-type="float" office:value="3297">
                <text:p>3297</text:p>
              </table:table-cell>
              <table:table-cell office:value-type="float" office:value="3566">
                <text:p>3566</text:p>
              </table:table-cell>
              <table:table-cell office:value-type="float" office:value="3553">
                <text:p>3553</text:p>
              </table:table-cell>
              <table:table-cell office:value-type="float" office:value="3394">
                <text:p>33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37">
                <text:p>3137</text:p>
              </table:table-cell>
              <table:table-cell office:value-type="float" office:value="3299">
                <text:p>3299</text:p>
              </table:table-cell>
              <table:table-cell office:value-type="float" office:value="3564">
                <text:p>3564</text:p>
              </table:table-cell>
              <table:table-cell office:value-type="float" office:value="3551">
                <text:p>3551</text:p>
              </table:table-cell>
              <table:table-cell office:value-type="float" office:value="3356">
                <text:p>33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43">
                <text:p>3143</text:p>
              </table:table-cell>
              <table:table-cell office:value-type="float" office:value="3303">
                <text:p>3303</text:p>
              </table:table-cell>
              <table:table-cell office:value-type="float" office:value="3559">
                <text:p>3559</text:p>
              </table:table-cell>
              <table:table-cell office:value-type="float" office:value="3551">
                <text:p>3551</text:p>
              </table:table-cell>
              <table:table-cell office:value-type="float" office:value="3300">
                <text:p>33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43">
                <text:p>3143</text:p>
              </table:table-cell>
              <table:table-cell office:value-type="float" office:value="3302">
                <text:p>3302</text:p>
              </table:table-cell>
              <table:table-cell office:value-type="float" office:value="3551">
                <text:p>3551</text:p>
              </table:table-cell>
              <table:table-cell office:value-type="float" office:value="3548">
                <text:p>3548</text:p>
              </table:table-cell>
              <table:table-cell office:value-type="float" office:value="3288">
                <text:p>328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50">
                <text:p>3150</text:p>
              </table:table-cell>
              <table:table-cell office:value-type="float" office:value="3299">
                <text:p>3299</text:p>
              </table:table-cell>
              <table:table-cell office:value-type="float" office:value="3531">
                <text:p>3531</text:p>
              </table:table-cell>
              <table:table-cell office:value-type="float" office:value="3548">
                <text:p>3548</text:p>
              </table:table-cell>
              <table:table-cell office:value-type="float" office:value="3280">
                <text:p>3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52">
                <text:p>3152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308">
                <text:p>330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54">
                <text:p>3154</text:p>
              </table:table-cell>
              <table:table-cell office:value-type="float" office:value="3300">
                <text:p>3300</text:p>
              </table:table-cell>
              <table:table-cell office:value-type="float" office:value="3530">
                <text:p>3530</text:p>
              </table:table-cell>
              <table:table-cell office:value-type="float" office:value="3552">
                <text:p>3552</text:p>
              </table:table-cell>
              <table:table-cell office:value-type="float" office:value="3356">
                <text:p>33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56">
                <text:p>3156</text:p>
              </table:table-cell>
              <table:table-cell office:value-type="float" office:value="3301">
                <text:p>3301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409">
                <text:p>340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8">
                <text:p>3158</text:p>
              </table:table-cell>
              <table:table-cell office:value-type="float" office:value="3278">
                <text:p>3278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6">
                <text:p>3156</text:p>
              </table:table-cell>
              <table:table-cell office:value-type="float" office:value="3303">
                <text:p>3303</text:p>
              </table:table-cell>
              <table:table-cell office:value-type="float" office:value="3534">
                <text:p>3534</text:p>
              </table:table-cell>
              <table:table-cell office:value-type="float" office:value="3553">
                <text:p>3553</text:p>
              </table:table-cell>
              <table:table-cell office:value-type="float" office:value="3528">
                <text:p>352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62">
                <text:p>3162</text:p>
              </table:table-cell>
              <table:table-cell office:value-type="float" office:value="3302">
                <text:p>3302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602">
                <text:p>36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58">
                <text:p>3158</text:p>
              </table:table-cell>
              <table:table-cell office:value-type="float" office:value="3302">
                <text:p>3302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668">
                <text:p>36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60">
                <text:p>3160</text:p>
              </table:table-cell>
              <table:table-cell office:value-type="float" office:value="3304">
                <text:p>3304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747">
                <text:p>37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60">
                <text:p>3160</text:p>
              </table:table-cell>
              <table:table-cell office:value-type="float" office:value="3302">
                <text:p>3302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822">
                <text:p>38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60">
                <text:p>3160</text:p>
              </table:table-cell>
              <table:table-cell office:value-type="float" office:value="3302">
                <text:p>3302</text:p>
              </table:table-cell>
              <table:table-cell office:value-type="float" office:value="3533">
                <text:p>3533</text:p>
              </table:table-cell>
              <table:table-cell office:value-type="float" office:value="3546">
                <text:p>3546</text:p>
              </table:table-cell>
              <table:table-cell office:value-type="float" office:value="3890">
                <text:p>38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63">
                <text:p>3163</text:p>
              </table:table-cell>
              <table:table-cell office:value-type="float" office:value="3302">
                <text:p>3302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848">
                <text:p>384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62">
                <text:p>3162</text:p>
              </table:table-cell>
              <table:table-cell office:value-type="float" office:value="3303">
                <text:p>3303</text:p>
              </table:table-cell>
              <table:table-cell office:value-type="float" office:value="3536">
                <text:p>3536</text:p>
              </table:table-cell>
              <table:table-cell office:value-type="float" office:value="3552">
                <text:p>3552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65">
                <text:p>3165</text:p>
              </table:table-cell>
              <table:table-cell office:value-type="float" office:value="3303">
                <text:p>3303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714">
                <text:p>37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64">
                <text:p>3164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3">
                <text:p>3553</text:p>
              </table:table-cell>
              <table:table-cell office:value-type="float" office:value="3638">
                <text:p>363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63">
                <text:p>3163</text:p>
              </table:table-cell>
              <table:table-cell office:value-type="float" office:value="3302">
                <text:p>3302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570">
                <text:p>35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66">
                <text:p>3166</text:p>
              </table:table-cell>
              <table:table-cell office:value-type="float" office:value="3303">
                <text:p>3303</text:p>
              </table:table-cell>
              <table:table-cell office:value-type="float" office:value="3536">
                <text:p>3536</text:p>
              </table:table-cell>
              <table:table-cell office:value-type="float" office:value="3552">
                <text:p>3552</text:p>
              </table:table-cell>
              <table:table-cell office:value-type="float" office:value="3495">
                <text:p>34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68">
                <text:p>3168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419">
                <text:p>34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67">
                <text:p>3167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4">
                <text:p>3554</text:p>
              </table:table-cell>
              <table:table-cell office:value-type="float" office:value="3376">
                <text:p>33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67">
                <text:p>3167</text:p>
              </table:table-cell>
              <table:table-cell office:value-type="float" office:value="3301">
                <text:p>3301</text:p>
              </table:table-cell>
              <table:table-cell office:value-type="float" office:value="3534">
                <text:p>3534</text:p>
              </table:table-cell>
              <table:table-cell office:value-type="float" office:value="3548">
                <text:p>3548</text:p>
              </table:table-cell>
              <table:table-cell office:value-type="float" office:value="3303">
                <text:p>33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69">
                <text:p>3169</text:p>
              </table:table-cell>
              <table:table-cell office:value-type="float" office:value="3304">
                <text:p>3304</text:p>
              </table:table-cell>
              <table:table-cell office:value-type="float" office:value="3536">
                <text:p>3536</text:p>
              </table:table-cell>
              <table:table-cell office:value-type="float" office:value="3552">
                <text:p>3552</text:p>
              </table:table-cell>
              <table:table-cell office:value-type="float" office:value="3266">
                <text:p>32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0">
                <text:p>3170</text:p>
              </table:table-cell>
              <table:table-cell office:value-type="float" office:value="3304">
                <text:p>3304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291">
                <text:p>329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71">
                <text:p>3171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336">
                <text:p>333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71">
                <text:p>3171</text:p>
              </table:table-cell>
              <table:table-cell office:value-type="float" office:value="3307">
                <text:p>3307</text:p>
              </table:table-cell>
              <table:table-cell office:value-type="float" office:value="3535">
                <text:p>3535</text:p>
              </table:table-cell>
              <table:table-cell office:value-type="float" office:value="3547">
                <text:p>3547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70">
                <text:p>3170</text:p>
              </table:table-cell>
              <table:table-cell office:value-type="float" office:value="3304">
                <text:p>3304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452">
                <text:p>34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66">
                <text:p>3166</text:p>
              </table:table-cell>
              <table:table-cell office:value-type="float" office:value="3306">
                <text:p>3306</text:p>
              </table:table-cell>
              <table:table-cell office:value-type="float" office:value="3569">
                <text:p>3569</text:p>
              </table:table-cell>
              <table:table-cell office:value-type="float" office:value="3551">
                <text:p>3551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73">
                <text:p>3173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72">
                <text:p>3172</text:p>
              </table:table-cell>
              <table:table-cell office:value-type="float" office:value="3303">
                <text:p>3303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  <table:table-cell office:value-type="float" office:value="3674">
                <text:p>36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72">
                <text:p>3172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751">
                <text:p>37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72">
                <text:p>3172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827">
                <text:p>382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71">
                <text:p>3171</text:p>
              </table:table-cell>
              <table:table-cell office:value-type="float" office:value="3306">
                <text:p>3306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896">
                <text:p>38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72">
                <text:p>3172</text:p>
              </table:table-cell>
              <table:table-cell office:value-type="float" office:value="3305">
                <text:p>3305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857">
                <text:p>3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74">
                <text:p>3174</text:p>
              </table:table-cell>
              <table:table-cell office:value-type="float" office:value="3308">
                <text:p>3308</text:p>
              </table:table-cell>
              <table:table-cell office:value-type="float" office:value="3539">
                <text:p>3539</text:p>
              </table:table-cell>
              <table:table-cell office:value-type="float" office:value="3547">
                <text:p>3547</text:p>
              </table:table-cell>
              <table:table-cell office:value-type="float" office:value="3782">
                <text:p>378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76">
                <text:p>3176</text:p>
              </table:table-cell>
              <table:table-cell office:value-type="float" office:value="3304">
                <text:p>3304</text:p>
              </table:table-cell>
              <table:table-cell office:value-type="float" office:value="3538">
                <text:p>3538</text:p>
              </table:table-cell>
              <table:table-cell office:value-type="float" office:value="3549">
                <text:p>3549</text:p>
              </table:table-cell>
              <table:table-cell office:value-type="float" office:value="3719">
                <text:p>37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9">
                <text:p>3179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642">
                <text:p>36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9">
                <text:p>3179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42">
                <text:p>3542</text:p>
              </table:table-cell>
              <table:table-cell office:value-type="float" office:value="3569">
                <text:p>3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80">
                <text:p>3180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494">
                <text:p>34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80">
                <text:p>3180</text:p>
              </table:table-cell>
              <table:table-cell office:value-type="float" office:value="3299">
                <text:p>3299</text:p>
              </table:table-cell>
              <table:table-cell office:value-type="float" office:value="3534">
                <text:p>3534</text:p>
              </table:table-cell>
              <table:table-cell office:value-type="float" office:value="3543">
                <text:p>3543</text:p>
              </table:table-cell>
              <table:table-cell office:value-type="float" office:value="3416">
                <text:p>34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79">
                <text:p>3179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363">
                <text:p>33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80">
                <text:p>3180</text:p>
              </table:table-cell>
              <table:table-cell office:value-type="float" office:value="3310">
                <text:p>3310</text:p>
              </table:table-cell>
              <table:table-cell office:value-type="float" office:value="3534">
                <text:p>3534</text:p>
              </table:table-cell>
              <table:table-cell office:value-type="float" office:value="3549">
                <text:p>3549</text:p>
              </table:table-cell>
              <table:table-cell office:value-type="float" office:value="3296">
                <text:p>32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0">
                <text:p>3180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260">
                <text:p>32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82">
                <text:p>3182</text:p>
              </table:table-cell>
              <table:table-cell office:value-type="float" office:value="3306">
                <text:p>3306</text:p>
              </table:table-cell>
              <table:table-cell office:value-type="float" office:value="3538">
                <text:p>3538</text:p>
              </table:table-cell>
              <table:table-cell office:value-type="float" office:value="3551">
                <text:p>3551</text:p>
              </table:table-cell>
              <table:table-cell office:value-type="float" office:value="3283">
                <text:p>328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82">
                <text:p>3182</text:p>
              </table:table-cell>
              <table:table-cell office:value-type="float" office:value="3303">
                <text:p>3303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334">
                <text:p>33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2">
                <text:p>3182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83">
                <text:p>3183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451">
                <text:p>34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80">
                <text:p>3180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516">
                <text:p>35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83">
                <text:p>3183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80">
                <text:p>3180</text:p>
              </table:table-cell>
              <table:table-cell office:value-type="float" office:value="3306">
                <text:p>3306</text:p>
              </table:table-cell>
              <table:table-cell office:value-type="float" office:value="3538">
                <text:p>3538</text:p>
              </table:table-cell>
              <table:table-cell office:value-type="float" office:value="3548">
                <text:p>3548</text:p>
              </table:table-cell>
              <table:table-cell office:value-type="float" office:value="3676">
                <text:p>36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3">
                <text:p>3183</text:p>
              </table:table-cell>
              <table:table-cell office:value-type="float" office:value="3309">
                <text:p>3309</text:p>
              </table:table-cell>
              <table:table-cell office:value-type="float" office:value="3536">
                <text:p>3536</text:p>
              </table:table-cell>
              <table:table-cell office:value-type="float" office:value="3547">
                <text:p>3547</text:p>
              </table:table-cell>
              <table:table-cell office:value-type="float" office:value="3759">
                <text:p>375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84">
                <text:p>3184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849">
                <text:p>38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917">
                <text:p>39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8">
                <text:p>3538</text:p>
              </table:table-cell>
              <table:table-cell office:value-type="float" office:value="3556">
                <text:p>3556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86">
                <text:p>3186</text:p>
              </table:table-cell>
              <table:table-cell office:value-type="float" office:value="3304">
                <text:p>3304</text:p>
              </table:table-cell>
              <table:table-cell office:value-type="float" office:value="3538">
                <text:p>3538</text:p>
              </table:table-cell>
              <table:table-cell office:value-type="float" office:value="3540">
                <text:p>3540</text:p>
              </table:table-cell>
              <table:table-cell office:value-type="float" office:value="3792">
                <text:p>37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84">
                <text:p>3184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720">
                <text:p>37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  <table:table-cell office:value-type="float" office:value="3649">
                <text:p>36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2">
                <text:p>3182</text:p>
              </table:table-cell>
              <table:table-cell office:value-type="float" office:value="3307">
                <text:p>3307</text:p>
              </table:table-cell>
              <table:table-cell office:value-type="float" office:value="3538">
                <text:p>3538</text:p>
              </table:table-cell>
              <table:table-cell office:value-type="float" office:value="3549">
                <text:p>3549</text:p>
              </table:table-cell>
              <table:table-cell office:value-type="float" office:value="3576">
                <text:p>35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84">
                <text:p>3184</text:p>
              </table:table-cell>
              <table:table-cell office:value-type="float" office:value="3311">
                <text:p>3311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504">
                <text:p>3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418">
                <text:p>341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70">
                <text:p>3170</text:p>
              </table:table-cell>
              <table:table-cell office:value-type="float" office:value="3306">
                <text:p>3306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370">
                <text:p>33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9">
                <text:p>3549</text:p>
              </table:table-cell>
              <table:table-cell office:value-type="float" office:value="3304">
                <text:p>33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264">
                <text:p>32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285">
                <text:p>328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9">
                <text:p>3539</text:p>
              </table:table-cell>
              <table:table-cell office:value-type="float" office:value="3551">
                <text:p>3551</text:p>
              </table:table-cell>
              <table:table-cell office:value-type="float" office:value="3339">
                <text:p>333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3">
                <text:p>3183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394">
                <text:p>33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457">
                <text:p>34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85">
                <text:p>3185</text:p>
              </table:table-cell>
              <table:table-cell office:value-type="float" office:value="3303">
                <text:p>3303</text:p>
              </table:table-cell>
              <table:table-cell office:value-type="float" office:value="3538">
                <text:p>3538</text:p>
              </table:table-cell>
              <table:table-cell office:value-type="float" office:value="3549">
                <text:p>3549</text:p>
              </table:table-cell>
              <table:table-cell office:value-type="float" office:value="3526">
                <text:p>352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3">
                <text:p>3183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612">
                <text:p>361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84">
                <text:p>3184</text:p>
              </table:table-cell>
              <table:table-cell office:value-type="float" office:value="3312">
                <text:p>3312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684">
                <text:p>368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84">
                <text:p>3184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771">
                <text:p>37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8">
                <text:p>3538</text:p>
              </table:table-cell>
              <table:table-cell office:value-type="float" office:value="3548">
                <text:p>3548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83">
                <text:p>3183</text:p>
              </table:table-cell>
              <table:table-cell office:value-type="float" office:value="3284">
                <text:p>3284</text:p>
              </table:table-cell>
              <table:table-cell office:value-type="float" office:value="3536">
                <text:p>3536</text:p>
              </table:table-cell>
              <table:table-cell office:value-type="float" office:value="3551">
                <text:p>3551</text:p>
              </table:table-cell>
              <table:table-cell office:value-type="float" office:value="3921">
                <text:p>392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886">
                <text:p>38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85">
                <text:p>3185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49">
                <text:p>3549</text:p>
              </table:table-cell>
              <table:table-cell office:value-type="float" office:value="3806">
                <text:p>38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8">
                <text:p>3538</text:p>
              </table:table-cell>
              <table:table-cell office:value-type="float" office:value="3548">
                <text:p>3548</text:p>
              </table:table-cell>
              <table:table-cell office:value-type="float" office:value="3742">
                <text:p>37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84">
                <text:p>3184</text:p>
              </table:table-cell>
              <table:table-cell office:value-type="float" office:value="3310">
                <text:p>3310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670">
                <text:p>3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85">
                <text:p>3185</text:p>
              </table:table-cell>
              <table:table-cell office:value-type="float" office:value="3300">
                <text:p>3300</text:p>
              </table:table-cell>
              <table:table-cell office:value-type="float" office:value="3540">
                <text:p>3540</text:p>
              </table:table-cell>
              <table:table-cell office:value-type="float" office:value="3552">
                <text:p>3552</text:p>
              </table:table-cell>
              <table:table-cell office:value-type="float" office:value="3599">
                <text:p>359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9">
                <text:p>3539</text:p>
              </table:table-cell>
              <table:table-cell office:value-type="float" office:value="3550">
                <text:p>3550</text:p>
              </table:table-cell>
              <table:table-cell office:value-type="float" office:value="3446">
                <text:p>34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5">
                <text:p>3535</text:p>
              </table:table-cell>
              <table:table-cell office:value-type="float" office:value="3550">
                <text:p>3550</text:p>
              </table:table-cell>
              <table:table-cell office:value-type="float" office:value="3380">
                <text:p>33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314">
                <text:p>33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  <table:table-cell office:value-type="float" office:value="3278">
                <text:p>32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307">
                <text:p>33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6">
                <text:p>3536</text:p>
              </table:table-cell>
              <table:table-cell office:value-type="float" office:value="3551">
                <text:p>3551</text:p>
              </table:table-cell>
              <table:table-cell office:value-type="float" office:value="3351">
                <text:p>33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407">
                <text:p>34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4">
                <text:p>3534</text:p>
              </table:table-cell>
              <table:table-cell office:value-type="float" office:value="3548">
                <text:p>3548</text:p>
              </table:table-cell>
              <table:table-cell office:value-type="float" office:value="3475">
                <text:p>347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4">
                <text:p>3534</text:p>
              </table:table-cell>
              <table:table-cell office:value-type="float" office:value="3544">
                <text:p>3544</text:p>
              </table:table-cell>
              <table:table-cell office:value-type="float" office:value="3541">
                <text:p>354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84">
                <text:p>3184</text:p>
              </table:table-cell>
              <table:table-cell office:value-type="float" office:value="3307">
                <text:p>3307</text:p>
              </table:table-cell>
              <table:table-cell office:value-type="float" office:value="3528">
                <text:p>3528</text:p>
              </table:table-cell>
              <table:table-cell office:value-type="float" office:value="3551">
                <text:p>3551</text:p>
              </table:table-cell>
              <table:table-cell office:value-type="float" office:value="3633">
                <text:p>36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704">
                <text:p>37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889">
                <text:p>388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84">
                <text:p>3184</text:p>
              </table:table-cell>
              <table:table-cell office:value-type="float" office:value="3310">
                <text:p>3310</text:p>
              </table:table-cell>
              <table:table-cell office:value-type="float" office:value="3535">
                <text:p>3535</text:p>
              </table:table-cell>
              <table:table-cell office:value-type="float" office:value="3549">
                <text:p>3549</text:p>
              </table:table-cell>
              <table:table-cell office:value-type="float" office:value="3952">
                <text:p>39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80">
                <text:p>3180</text:p>
              </table:table-cell>
              <table:table-cell office:value-type="float" office:value="3308">
                <text:p>3308</text:p>
              </table:table-cell>
              <table:table-cell office:value-type="float" office:value="3530">
                <text:p>3530</text:p>
              </table:table-cell>
              <table:table-cell office:value-type="float" office:value="3552">
                <text:p>3552</text:p>
              </table:table-cell>
              <table:table-cell office:value-type="float" office:value="3910">
                <text:p>39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0">
                <text:p>3530</text:p>
              </table:table-cell>
              <table:table-cell office:value-type="float" office:value="3548">
                <text:p>3548</text:p>
              </table:table-cell>
              <table:table-cell office:value-type="float" office:value="3835">
                <text:p>38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6">
                <text:p>3536</text:p>
              </table:table-cell>
              <table:table-cell office:value-type="float" office:value="3543">
                <text:p>3543</text:p>
              </table:table-cell>
              <table:table-cell office:value-type="float" office:value="3763">
                <text:p>37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695">
                <text:p>36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5">
                <text:p>3535</text:p>
              </table:table-cell>
              <table:table-cell office:value-type="float" office:value="3549">
                <text:p>3549</text:p>
              </table:table-cell>
              <table:table-cell office:value-type="float" office:value="3620">
                <text:p>36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28">
                <text:p>3528</text:p>
              </table:table-cell>
              <table:table-cell office:value-type="float" office:value="3551">
                <text:p>3551</text:p>
              </table:table-cell>
              <table:table-cell office:value-type="float" office:value="3537">
                <text:p>353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3">
                <text:p>3533</text:p>
              </table:table-cell>
              <table:table-cell office:value-type="float" office:value="3548">
                <text:p>3548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84">
                <text:p>3184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398">
                <text:p>339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4">
                <text:p>3534</text:p>
              </table:table-cell>
              <table:table-cell office:value-type="float" office:value="3553">
                <text:p>3553</text:p>
              </table:table-cell>
              <table:table-cell office:value-type="float" office:value="3330">
                <text:p>33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4">
                <text:p>3534</text:p>
              </table:table-cell>
              <table:table-cell office:value-type="float" office:value="3552">
                <text:p>3552</text:p>
              </table:table-cell>
              <table:table-cell office:value-type="float" office:value="3287">
                <text:p>328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0">
                <text:p>3530</text:p>
              </table:table-cell>
              <table:table-cell office:value-type="float" office:value="3550">
                <text:p>3550</text:p>
              </table:table-cell>
              <table:table-cell office:value-type="float" office:value="3320">
                <text:p>33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86">
                <text:p>3186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47">
                <text:p>3547</text:p>
              </table:table-cell>
              <table:table-cell office:value-type="float" office:value="3374">
                <text:p>33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84">
                <text:p>3184</text:p>
              </table:table-cell>
              <table:table-cell office:value-type="float" office:value="3290">
                <text:p>3290</text:p>
              </table:table-cell>
              <table:table-cell office:value-type="float" office:value="3532">
                <text:p>3532</text:p>
              </table:table-cell>
              <table:table-cell office:value-type="float" office:value="3549">
                <text:p>3549</text:p>
              </table:table-cell>
              <table:table-cell office:value-type="float" office:value="3422">
                <text:p>34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84">
                <text:p>3184</text:p>
              </table:table-cell>
              <table:table-cell office:value-type="float" office:value="3304">
                <text:p>3304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492">
                <text:p>34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566">
                <text:p>35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84">
                <text:p>3184</text:p>
              </table:table-cell>
              <table:table-cell office:value-type="float" office:value="3312">
                <text:p>3312</text:p>
              </table:table-cell>
              <table:table-cell office:value-type="float" office:value="3533">
                <text:p>3533</text:p>
              </table:table-cell>
              <table:table-cell office:value-type="float" office:value="3547">
                <text:p>3547</text:p>
              </table:table-cell>
              <table:table-cell office:value-type="float" office:value="3646">
                <text:p>36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729">
                <text:p>372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2">
                <text:p>3532</text:p>
              </table:table-cell>
              <table:table-cell office:value-type="float" office:value="3550">
                <text:p>3550</text:p>
              </table:table-cell>
              <table:table-cell office:value-type="float" office:value="3811">
                <text:p>3811</text:p>
              </table:table-cell>
              <table:table-cell office:value-type="float" office:value="3500">
                <text:p>3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1cm" svg:height="11.087cm" xlink:href=".." xlink:type="simple" chart:class="chart:line" chart:style-name="ch1">
        <chart:title svg:x="6.689cm" svg:y="0.357cm" chart:style-name="ch2">
          <text:p>ts=5ms Muestras=200 ki=kd=0</text:p>
        </chart:title>
        <chart:legend chart:legend-position="end" svg:x="17.149cm" svg:y="4.995cm" style:legend-expansion="high" chart:style-name="ch3"/>
        <chart:plot-area chart:style-name="ch4" table:cell-range-address="Hoja1.G99:Hoja1.H202" chart:data-source-has-labels="row" svg:x="0.394cm" svg:y="1.357cm" svg:width="16.361cm" svg:height="9.509cm">
          <chartooo:coordinate-region svg:x="1.386cm" svg:y="1.478cm" svg:width="15.369cm" svg:height="8.38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G99:Hoja1.G202" loext:label-string="kp" chart:class="chart:line">
            <chart:data-point chart:repeated="104"/>
          </chart:series>
          <chart:series chart:style-name="ch9" chart:values-cell-range-address="Hoja1.H99:Hoja1.H202" loext:label-string="setpoint" chart:class="chart:line">
            <chart:data-point chart:repeated="1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</text:p>
              </table:table-cell>
              <table:table-cell office:value-type="string">
                <text:p>setpoi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8">
                <text:p>3528</text:p>
                <draw:g>
                  <svg:desc>Hoja1.G99:Hoja1.G202</svg:desc>
                </draw:g>
              </table:table-cell>
              <table:table-cell office:value-type="float" office:value="3500">
                <text:p>3500</text:p>
                <draw:g>
                  <svg:desc>Hoja1.H99:Hoja1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2">
                <text:p>36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8">
                <text:p>36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47">
                <text:p>37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2">
                <text:p>38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0">
                <text:p>38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8">
                <text:p>384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14">
                <text:p>37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8">
                <text:p>363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0">
                <text:p>35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5">
                <text:p>34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19">
                <text:p>34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6">
                <text:p>33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3">
                <text:p>33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6">
                <text:p>32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1">
                <text:p>329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6">
                <text:p>333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52">
                <text:p>34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74">
                <text:p>36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1">
                <text:p>37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27">
                <text:p>382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96">
                <text:p>38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57">
                <text:p>3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82">
                <text:p>378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19">
                <text:p>37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2">
                <text:p>36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69">
                <text:p>3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4">
                <text:p>34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16">
                <text:p>34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3">
                <text:p>33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6">
                <text:p>32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0">
                <text:p>32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3">
                <text:p>328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34">
                <text:p>33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51">
                <text:p>34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6">
                <text:p>35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76">
                <text:p>36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59">
                <text:p>375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9">
                <text:p>38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17">
                <text:p>39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92">
                <text:p>37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20">
                <text:p>37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49">
                <text:p>36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76">
                <text:p>35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04">
                <text:p>3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18">
                <text:p>341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70">
                <text:p>33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04">
                <text:p>33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4">
                <text:p>32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5">
                <text:p>328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9">
                <text:p>333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94">
                <text:p>33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57">
                <text:p>34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26">
                <text:p>352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2">
                <text:p>361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84">
                <text:p>368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71">
                <text:p>37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1">
                <text:p>392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86">
                <text:p>38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6">
                <text:p>38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42">
                <text:p>37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70">
                <text:p>3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9">
                <text:p>359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46">
                <text:p>34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80">
                <text:p>33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14">
                <text:p>33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78">
                <text:p>32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07">
                <text:p>33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51">
                <text:p>33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07">
                <text:p>34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75">
                <text:p>347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41">
                <text:p>354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33">
                <text:p>36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04">
                <text:p>37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9">
                <text:p>388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52">
                <text:p>39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10">
                <text:p>39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35">
                <text:p>38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63">
                <text:p>37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5">
                <text:p>36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20">
                <text:p>36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37">
                <text:p>353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98">
                <text:p>339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30">
                <text:p>33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87">
                <text:p>328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20">
                <text:p>33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74">
                <text:p>33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22">
                <text:p>34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2">
                <text:p>34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66">
                <text:p>35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46">
                <text:p>36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29">
                <text:p>372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11">
                <text:p>3811</text:p>
              </table:table-cell>
              <table:table-cell office:value-type="float" office:value="3500">
                <text:p>3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